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bdc3ab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text-properties fo:font-weight="bold" officeooo:rsid="000c3662" officeooo:paragraph-rsid="00ccc89f" style:font-weight-asian="bold" style:font-weight-complex="bold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paragraph-properties fo:line-height="100%"/>
      <style:text-properties officeooo:paragraph-rsid="00bdc3ab"/>
    </style:style>
    <style:style style:name="P10" style:family="paragraph" style:parent-style-name="Standard">
      <style:text-properties officeooo:rsid="000d56a0" officeooo:paragraph-rsid="0014daf0"/>
    </style:style>
    <style:style style:name="P11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d69ec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line-height="100%"/>
      <style:text-properties fo:font-size="12pt" fo:font-weight="normal" officeooo:rsid="00127ab3" officeooo:paragraph-rsid="00bdc3a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00%"/>
      <style:text-properties fo:font-size="12pt" fo:font-weight="normal" officeooo:rsid="00129875" officeooo:paragraph-rsid="00bdc3a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size="12pt" fo:font-style="normal" style:text-underline-style="none" fo:font-weight="normal" officeooo:rsid="001448c6" officeooo:paragraph-rsid="00c554e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b3d5a9" officeooo:paragraph-rsid="00b3d5a9" fo:background-color="#33ff9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fo:font-weight="bold" officeooo:rsid="000ecd8e" officeooo:paragraph-rsid="00bdc3ab" fo:background-color="#33ff99" style:font-size-asian="12.25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0c3662" officeooo:paragraph-rsid="00ccc89f" fo:background-color="#33ff9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00%"/>
      <style:text-properties fo:font-size="14pt" style:text-underline-style="none" fo:font-weight="bold" officeooo:rsid="00ccc89f" officeooo:paragraph-rsid="00ccc89f" fo:background-color="#66ffff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0819cc" officeooo:paragraph-rsid="0014daf0"/>
    </style:style>
    <style:style style:name="P37" style:family="paragraph" style:parent-style-name="Standard">
      <style:text-properties officeooo:rsid="000b4051" officeooo:paragraph-rsid="0014daf0"/>
    </style:style>
    <style:style style:name="P38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d69ecb" officeooo:paragraph-rsid="00d69ecb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d69ecb" officeooo:paragraph-rsid="00d69ecb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line-height="100%"/>
      <style:text-properties fo:font-style="normal" fo:font-weight="normal" officeooo:rsid="00125520" officeooo:paragraph-rsid="00bdc3a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bdc3a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in" fo:margin-bottom="0.1965in" loext:contextual-spacing="false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8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bdc3ab"/>
    </style:style>
    <style:style style:name="P60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ccc89f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d1bc3b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ccc89f"/>
    </style:style>
    <style:style style:name="P63" style:family="paragraph" style:parent-style-name="Preformatted_20_Text">
      <style:paragraph-properties fo:margin-top="0in" fo:margin-bottom="0.1965in" loext:contextual-spacing="false" style:writing-mode="lr-tb"/>
    </style:style>
    <style:style style:name="P64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85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89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9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9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94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9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96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9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9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99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101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102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105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106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107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2pt" style:text-underline-style="none" fo:font-weight="normal" officeooo:rsid="00b22d76" officeooo:paragraph-rsid="00b22d76" fo:background-color="transparent" style:font-size-asian="10.5pt" style:font-weight-asian="normal" style:font-size-complex="12pt" style:font-weight-complex="normal"/>
    </style:style>
    <style:style style:name="P109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1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11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11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1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116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117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119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120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21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22" style:family="paragraph" style:parent-style-name="Text_20_body">
      <style:paragraph-properties fo:line-height="100%"/>
      <style:text-properties officeooo:paragraph-rsid="0023ab8f"/>
    </style:style>
    <style:style style:name="P123" style:family="paragraph" style:parent-style-name="Text_20_body">
      <style:paragraph-properties fo:line-height="100%"/>
      <style:text-properties officeooo:paragraph-rsid="004c72e0"/>
    </style:style>
    <style:style style:name="P124" style:family="paragraph" style:parent-style-name="Text_20_body">
      <style:paragraph-properties fo:line-height="100%"/>
      <style:text-properties officeooo:paragraph-rsid="008177ae"/>
    </style:style>
    <style:style style:name="P125" style:family="paragraph" style:parent-style-name="Text_20_body">
      <style:paragraph-properties fo:line-height="100%"/>
      <style:text-properties officeooo:paragraph-rsid="00bdc3ab"/>
    </style:style>
    <style:style style:name="P126" style:family="paragraph" style:parent-style-name="Text_20_body">
      <style:paragraph-properties fo:line-height="100%"/>
      <style:text-properties officeooo:paragraph-rsid="00d1bc3b"/>
    </style:style>
    <style:style style:name="P127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28" style:family="paragraph" style:parent-style-name="Text_20_body">
      <style:text-properties fo:font-weight="bold" officeooo:rsid="000c3662" officeooo:paragraph-rsid="00ccc89f" style:font-weight-asian="bold" style:font-weight-complex="bold"/>
    </style:style>
    <style:style style:name="P129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30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31" style:family="paragraph" style:parent-style-name="Text_20_body">
      <style:paragraph-properties fo:line-height="100%"/>
      <style:text-properties fo:font-size="12pt" fo:font-weight="normal" officeooo:rsid="000ecd8e" officeooo:paragraph-rsid="00d1bc3b" style:font-size-asian="10.5pt" style:font-weight-asian="normal" style:font-size-complex="12pt" style:font-weight-complex="normal"/>
    </style:style>
    <style:style style:name="P132" style:family="paragraph" style:parent-style-name="Text_20_body">
      <style:paragraph-properties fo:line-height="100%"/>
      <style:text-properties fo:font-size="12pt" fo:font-weight="normal" officeooo:rsid="00108ce5" officeooo:paragraph-rsid="00bdc3ab" style:font-size-asian="10.5pt" style:font-weight-asian="normal" style:font-size-complex="12pt" style:font-weight-complex="normal"/>
    </style:style>
    <style:style style:name="P133" style:family="paragraph" style:parent-style-name="Text_20_body">
      <style:paragraph-properties fo:line-height="100%"/>
      <style:text-properties fo:font-size="12pt" fo:font-weight="bold" officeooo:rsid="000ecd8e" officeooo:paragraph-rsid="00d293fb" style:font-size-asian="10.5pt" style:font-weight-asian="bold" style:font-size-complex="12pt" style:font-weight-complex="bold"/>
    </style:style>
    <style:style style:name="P134" style:family="paragraph" style:parent-style-name="Text_20_body">
      <style:paragraph-properties fo:line-height="100%"/>
      <style:text-properties fo:font-size="12pt" fo:font-weight="bold" officeooo:rsid="00125520" officeooo:paragraph-rsid="00d293fb" style:font-size-asian="10.5pt" style:font-weight-asian="bold" style:font-size-complex="12pt" style:font-weight-complex="bold"/>
    </style:style>
    <style:style style:name="P135" style:family="paragraph" style:parent-style-name="Text_20_body">
      <style:paragraph-properties fo:line-height="100%"/>
      <style:text-properties officeooo:rsid="001ccb03" officeooo:paragraph-rsid="001ccb03"/>
    </style:style>
    <style:style style:name="P136" style:family="paragraph" style:parent-style-name="Text_20_body">
      <style:paragraph-properties fo:line-height="100%"/>
      <style:text-properties officeooo:rsid="001ccb03" officeooo:paragraph-rsid="001e05cd"/>
    </style:style>
    <style:style style:name="P137" style:family="paragraph" style:parent-style-name="Text_20_body">
      <style:paragraph-properties fo:line-height="100%"/>
      <style:text-properties officeooo:rsid="001ccb03" officeooo:paragraph-rsid="0031d4ca"/>
    </style:style>
    <style:style style:name="P138" style:family="paragraph" style:parent-style-name="Text_20_body">
      <style:paragraph-properties fo:line-height="100%"/>
      <style:text-properties officeooo:rsid="0023b7e6" officeooo:paragraph-rsid="0023b7e6"/>
    </style:style>
    <style:style style:name="P139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40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41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42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53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54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55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56" style:family="paragraph" style:parent-style-name="Text_20_body">
      <style:paragraph-properties fo:line-height="100%"/>
      <style:text-properties fo:font-weight="normal" officeooo:rsid="00125520" officeooo:paragraph-rsid="00d293fb" style:font-weight-asian="normal" style:font-weight-complex="normal"/>
    </style:style>
    <style:style style:name="P157" style:family="paragraph" style:parent-style-name="Text_20_body">
      <style:paragraph-properties fo:line-height="100%"/>
      <style:text-properties officeooo:rsid="001fe8c8" officeooo:paragraph-rsid="002531c7"/>
    </style:style>
    <style:style style:name="P158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59" style:family="paragraph" style:parent-style-name="Text_20_body">
      <style:paragraph-properties fo:line-height="100%"/>
      <style:text-properties officeooo:rsid="000ecd8e" officeooo:paragraph-rsid="00bdc3ab"/>
    </style:style>
    <style:style style:name="P160" style:family="paragraph" style:parent-style-name="Text_20_body">
      <style:text-properties officeooo:paragraph-rsid="00bdc3ab"/>
    </style:style>
    <style:style style:name="P16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62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63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64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65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66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67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68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top="0in" fo:margin-bottom="0.1in" loext:contextual-spacing="false" fo:line-height="100%"/>
      <style:text-properties fo:font-size="12pt" fo:font-style="normal" style:text-underline-style="none" fo:font-weight="normal" officeooo:rsid="001448c6" officeooo:paragraph-rsid="00c888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71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72" style:family="paragraph" style:parent-style-name="Preformatted_20_Text">
      <style:text-properties fo:font-weight="normal" officeooo:rsid="000c3662" officeooo:paragraph-rsid="00ccc89f" style:font-weight-asian="normal" style:font-weight-complex="normal"/>
    </style:style>
    <style:style style:name="P173" style:family="paragraph" style:parent-style-name="Preformatted_20_Text">
      <style:paragraph-properties fo:line-height="100%"/>
      <style:text-properties officeooo:paragraph-rsid="0058e810"/>
    </style:style>
    <style:style style:name="P174" style:family="paragraph" style:parent-style-name="Preformatted_20_Text">
      <style:paragraph-properties fo:line-height="100%"/>
      <style:text-properties officeooo:paragraph-rsid="006daad7"/>
    </style:style>
    <style:style style:name="P175" style:family="paragraph" style:parent-style-name="Preformatted_20_Text">
      <style:paragraph-properties fo:line-height="100%"/>
      <style:text-properties officeooo:paragraph-rsid="00acf6cb"/>
    </style:style>
    <style:style style:name="P176" style:family="paragraph" style:parent-style-name="Preformatted_20_Text">
      <style:paragraph-properties fo:line-height="100%"/>
      <style:text-properties officeooo:paragraph-rsid="00ccc89f"/>
    </style:style>
    <style:style style:name="P177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8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8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8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8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8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8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8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8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8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9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9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9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93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94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95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96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97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98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200" style:family="paragraph" style:parent-style-name="Preformatted_20_Text">
      <style:text-properties officeooo:paragraph-rsid="00bdc3ab"/>
    </style:style>
    <style:style style:name="P201" style:family="paragraph" style:parent-style-name="Preformatted_20_Text">
      <style:paragraph-properties fo:line-height="100%"/>
      <style:text-properties officeooo:rsid="000ecd8e" officeooo:paragraph-rsid="00bdc3ab"/>
    </style:style>
    <style:style style:name="P202" style:family="paragraph" style:parent-style-name="Preformatted_20_Text">
      <style:text-properties officeooo:paragraph-rsid="00ccc89f"/>
    </style:style>
    <style:style style:name="P203" style:family="paragraph" style:parent-style-name="Preformatted_20_Text">
      <style:text-properties officeooo:paragraph-rsid="00d1bc3b"/>
    </style:style>
    <style:style style:name="P204" style:family="paragraph" style:parent-style-name="Preformatted_20_Text">
      <style:paragraph-properties fo:line-height="100%"/>
      <style:text-properties fo:font-size="12pt" style:text-underline-style="none" fo:font-weight="normal" officeooo:rsid="0014daf0" officeooo:paragraph-rsid="00794889" style:font-size-asian="10.5pt" style:font-weight-asian="normal" style:font-size-complex="12pt" style:font-weight-complex="normal"/>
    </style:style>
    <style:style style:name="P205" style:family="paragraph" style:parent-style-name="Preformatted_20_Text">
      <style:paragraph-properties style:writing-mode="lr-tb"/>
    </style:style>
    <style:style style:name="P206" style:family="paragraph" style:parent-style-name="Preformatted_20_Text">
      <style:paragraph-properties style:writing-mode="lr-tb"/>
      <style:text-properties officeooo:paragraph-rsid="0058e810"/>
    </style:style>
    <style:style style:name="P207" style:family="paragraph" style:parent-style-name="Preformatted_20_Text">
      <style:paragraph-properties style:writing-mode="lr-tb"/>
      <style:text-properties officeooo:paragraph-rsid="005ac7db"/>
    </style:style>
    <style:style style:name="P208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209" style:family="paragraph" style:parent-style-name="Preformatted_20_Text">
      <style:paragraph-properties style:writing-mode="lr-tb"/>
      <style:text-properties fo:color="#ff3333" officeooo:rsid="006200c1" officeooo:paragraph-rsid="006200c1"/>
    </style:style>
    <style:style style:name="P210" style:family="paragraph" style:parent-style-name="Preformatted_20_Text">
      <style:paragraph-properties style:writing-mode="lr-tb"/>
      <style:text-properties fo:color="#ff3333" officeooo:rsid="005ac7db" officeooo:paragraph-rsid="005ac7db"/>
    </style:style>
    <style:style style:name="P211" style:family="paragraph" style:parent-style-name="Preformatted_20_Text">
      <style:paragraph-properties style:writing-mode="lr-tb"/>
      <style:text-properties fo:color="#ff3333" officeooo:paragraph-rsid="005ac7db"/>
    </style:style>
    <style:style style:name="P212" style:family="paragraph" style:parent-style-name="Preformatted_20_Text">
      <style:paragraph-properties style:writing-mode="lr-tb"/>
      <style:text-properties fo:color="#ff3333"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213" style:family="paragraph" style:parent-style-name="Preformatted_20_Text">
      <style:paragraph-properties style:writing-mode="lr-tb"/>
      <style:text-properties fo:color="#ff3333" fo:language="en" fo:country="US" officeooo:rsid="006dc36a" officeooo:paragraph-rsid="006dc36a"/>
    </style:style>
    <style:style style:name="P214" style:family="paragraph" style:parent-style-name="Preformatted_20_Text">
      <style:paragraph-properties style:writing-mode="lr-tb"/>
      <style:text-properties fo:color="#ff3333" fo:language="en" fo:country="US" officeooo:rsid="006f35a6" officeooo:paragraph-rsid="006f35a6"/>
    </style:style>
    <style:style style:name="P215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216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218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219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220" style:family="paragraph" style:parent-style-name="Standard">
      <style:paragraph-properties fo:line-height="100%"/>
      <style:text-properties fo:font-size="12pt" style:text-underline-style="none" fo:font-weight="normal" officeooo:rsid="00d69ecb" officeooo:paragraph-rsid="00d69ecb" fo:background-color="transparent" style:font-size-asian="12pt" style:font-weight-asian="normal" style:font-size-complex="12pt" style:font-weight-complex="normal"/>
    </style:style>
    <style:style style:name="P221" style:family="paragraph" style:parent-style-name="Preformatted_20_Text" style:list-style-name="L1">
      <style:text-properties officeooo:paragraph-rsid="00bdc3ab"/>
    </style:style>
    <style:style style:name="P222" style:family="paragraph" style:parent-style-name="Preformatted_20_Text" style:list-style-name="L1">
      <style:paragraph-properties fo:margin-top="0in" fo:margin-bottom="0.1965in" loext:contextual-spacing="false"/>
      <style:text-properties officeooo:paragraph-rsid="00bdc3ab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normal" officeooo:rsid="00b9e9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c661" style:font-weight-asian="bold" style:font-weight-complex="bold"/>
    </style:style>
    <style:style style:name="T17" style:family="text">
      <style:text-properties fo:font-weight="bold" officeooo:rsid="001ad688" style:font-weight-asian="bold" style:font-weight-complex="bold"/>
    </style:style>
    <style:style style:name="T18" style:family="text">
      <style:text-properties fo:font-weight="bold" officeooo:rsid="001e1a00" style:font-weight-asian="bold" style:font-weight-complex="bold"/>
    </style:style>
    <style:style style:name="T19" style:family="text">
      <style:text-properties fo:font-weight="bold" officeooo:rsid="001fe8c8" style:font-weight-asian="bold" style:font-weight-complex="bold"/>
    </style:style>
    <style:style style:name="T20" style:family="text">
      <style:text-properties fo:font-weight="bold" officeooo:rsid="00331c4d" style:font-weight-asian="bold" style:font-weight-complex="bold"/>
    </style:style>
    <style:style style:name="T21" style:family="text">
      <style:text-properties fo:font-weight="bold" officeooo:rsid="003f7c46" style:font-weight-asian="bold" style:font-weight-complex="bold"/>
    </style:style>
    <style:style style:name="T22" style:family="text">
      <style:text-properties fo:font-weight="bold" officeooo:rsid="0049f328" style:font-weight-asian="bold" style:font-weight-complex="bold"/>
    </style:style>
    <style:style style:name="T23" style:family="text">
      <style:text-properties fo:font-weight="bold" officeooo:rsid="004db6b6" style:font-weight-asian="bold" style:font-weight-complex="bold"/>
    </style:style>
    <style:style style:name="T24" style:family="text">
      <style:text-properties fo:font-weight="bold" officeooo:rsid="008187bd" style:font-weight-asian="bold" style:font-weight-complex="bold"/>
    </style:style>
    <style:style style:name="T25" style:family="text">
      <style:text-properties fo:font-weight="bold" officeooo:rsid="0096e433" style:font-weight-asian="bold" style:font-weight-complex="bold"/>
    </style:style>
    <style:style style:name="T26" style:family="text">
      <style:text-properties fo:font-weight="bold" officeooo:rsid="00a1c7c0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834f4f" style:font-size-asian="12pt" style:font-size-complex="12pt"/>
    </style:style>
    <style:style style:name="T36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style:font-size-asian="12pt"/>
    </style:style>
    <style:style style:name="T38" style:family="text">
      <style:text-properties style:font-name="Liberation Serif" officeooo:rsid="002ccb77" style:font-size-asian="12pt"/>
    </style:style>
    <style:style style:name="T39" style:family="text">
      <style:text-properties style:font-name="Liberation Serif" officeooo:rsid="00583f3e" style:font-size-asian="12pt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style:font-name="Liberation Serif" fo:font-weight="bold" officeooo:rsid="00d69ecb" style:font-weight-asian="bold" style:font-weight-complex="bold"/>
    </style:style>
    <style:style style:name="T42" style:family="text">
      <style:text-properties style:font-name="Liberation Serif" fo:font-weight="bold" officeooo:rsid="00d69ecb" fo:background-color="#33ff99" loext:char-shading-value="0" style:font-weight-asian="bold" style:font-weight-complex="bold"/>
    </style:style>
    <style:style style:name="T43" style:family="text">
      <style:text-properties style:font-name="Liberation Serif" officeooo:rsid="00d634ec"/>
    </style:style>
    <style:style style:name="T44" style:family="text">
      <style:text-properties style:font-name="Liberation Serif" officeooo:rsid="00d69ecb"/>
    </style:style>
    <style:style style:name="T45" style:family="text">
      <style:text-properties style:font-name="Liberation Serif" officeooo:rsid="00db98ae"/>
    </style:style>
    <style:style style:name="T46" style:family="text">
      <style:text-properties style:font-name="Liberation Serif" officeooo:rsid="00dc91a5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c94321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c554ec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d1bc3b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d4f931" style:font-size-asian="10.5pt" style:font-weight-asian="normal" style:font-size-complex="12pt" style:font-weight-complex="normal"/>
    </style:style>
    <style:style style:name="T55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officeooo:rsid="000ecd8e"/>
    </style:style>
    <style:style style:name="T59" style:family="text">
      <style:text-properties officeooo:rsid="00108ce5"/>
    </style:style>
    <style:style style:name="T60" style:family="text">
      <style:text-properties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officeooo:rsid="00125520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2531c7" style:font-style-asian="italic" style:font-style-complex="italic"/>
    </style:style>
    <style:style style:name="T65" style:family="text">
      <style:text-properties fo:font-style="italic" officeooo:rsid="0025569d" style:font-style-asian="italic" style:font-style-complex="italic"/>
    </style:style>
    <style:style style:name="T66" style:family="text">
      <style:text-properties fo:font-style="italic" officeooo:rsid="0054ccee" style:font-style-asian="italic" style:font-style-complex="italic"/>
    </style:style>
    <style:style style:name="T67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8" style:family="text">
      <style:text-properties fo:font-size="16pt" fo:font-weight="bold" style:font-size-asian="16pt" style:font-weight-asian="bold" style:font-size-complex="16pt" style:font-weight-complex="bold"/>
    </style:style>
    <style:style style:name="T69" style:family="text">
      <style:text-properties officeooo:rsid="00153146"/>
    </style:style>
    <style:style style:name="T70" style:family="text">
      <style:text-properties officeooo:rsid="0017469c"/>
    </style:style>
    <style:style style:name="T71" style:family="text">
      <style:text-properties officeooo:rsid="001757c6"/>
    </style:style>
    <style:style style:name="T72" style:family="text">
      <style:text-properties officeooo:rsid="00185c76"/>
    </style:style>
    <style:style style:name="T73" style:family="text">
      <style:text-properties officeooo:rsid="001ad688"/>
    </style:style>
    <style:style style:name="T74" style:family="text">
      <style:text-properties officeooo:rsid="001e05cd"/>
    </style:style>
    <style:style style:name="T75" style:family="text">
      <style:text-properties officeooo:rsid="001e1a00"/>
    </style:style>
    <style:style style:name="T76" style:family="text">
      <style:text-properties officeooo:rsid="001fcad1"/>
    </style:style>
    <style:style style:name="T77" style:family="text">
      <style:text-properties officeooo:rsid="001fe8c8"/>
    </style:style>
    <style:style style:name="T78" style:family="text">
      <style:text-properties officeooo:rsid="0023ab8f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251684" style:font-style-asian="normal" style:font-style-complex="normal"/>
    </style:style>
    <style:style style:name="T81" style:family="text">
      <style:text-properties fo:font-style="normal" officeooo:rsid="0025569d" style:font-style-asian="normal" style:font-style-complex="normal"/>
    </style:style>
    <style:style style:name="T82" style:family="text">
      <style:text-properties fo:font-style="normal" officeooo:rsid="00269b5d" style:font-style-asian="normal" style:font-style-complex="normal"/>
    </style:style>
    <style:style style:name="T83" style:family="text">
      <style:text-properties officeooo:rsid="0025569d"/>
    </style:style>
    <style:style style:name="T84" style:family="text">
      <style:text-properties officeooo:rsid="002a28cc"/>
    </style:style>
    <style:style style:name="T85" style:family="text">
      <style:text-properties officeooo:rsid="002b08ee"/>
    </style:style>
    <style:style style:name="T86" style:family="text">
      <style:text-properties officeooo:rsid="002cfe3d"/>
    </style:style>
    <style:style style:name="T87" style:family="text">
      <style:text-properties style:use-window-font-color="true"/>
    </style:style>
    <style:style style:name="T88" style:family="text">
      <style:text-properties officeooo:rsid="00331c4d"/>
    </style:style>
    <style:style style:name="T89" style:family="text">
      <style:text-properties officeooo:rsid="003401bb"/>
    </style:style>
    <style:style style:name="T90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92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3" style:family="text">
      <style:text-properties style:font-name="Liberation Mono" fo:font-size="10pt" fo:font-weight="normal" officeooo:rsid="000f6f07" style:font-size-asian="10pt" style:font-weight-asian="normal" style:font-size-complex="10pt" style:font-weight-complex="normal"/>
    </style:style>
    <style:style style:name="T94" style:family="text">
      <style:text-properties style:font-name="Liberation Mono" fo:font-size="10pt" style:font-size-asian="10pt" style:font-size-complex="10pt"/>
    </style:style>
    <style:style style:name="T95" style:family="text">
      <style:text-properties style:font-name="Liberation Mono" fo:font-size="10pt" officeooo:rsid="004f9272" style:font-size-asian="10pt" style:font-size-complex="10pt"/>
    </style:style>
    <style:style style:name="T96" style:family="text">
      <style:text-properties style:font-name="Liberation Mono" fo:font-size="10pt" officeooo:rsid="004f55a1" style:font-size-asian="10pt" style:font-size-complex="10pt"/>
    </style:style>
    <style:style style:name="T97" style:family="text">
      <style:text-properties style:font-name="Liberation Mono" fo:font-size="10pt" officeooo:rsid="0039e4c5" style:font-size-asian="10pt" style:font-size-complex="10pt"/>
    </style:style>
    <style:style style:name="T98" style:family="text">
      <style:text-properties style:font-name="Liberation Mono" fo:font-size="10pt" officeooo:rsid="00d69ecb" style:font-size-asian="10pt" style:font-size-complex="10pt"/>
    </style:style>
    <style:style style:name="T99" style:family="text">
      <style:text-properties style:font-name="Liberation Mono" fo:font-size="10pt" officeooo:rsid="00d72802" style:font-size-asian="10pt" style:font-size-complex="10pt"/>
    </style:style>
    <style:style style:name="T100" style:family="text">
      <style:text-properties style:font-name="Liberation Mono" fo:font-size="10pt" officeooo:rsid="00db98ae" style:font-size-asian="10pt" style:font-size-complex="10pt"/>
    </style:style>
    <style:style style:name="T101" style:family="text">
      <style:text-properties style:font-name="Liberation Mono" fo:font-size="10pt" officeooo:rsid="00dc91a5" style:font-size-asian="10pt" style:font-size-complex="10pt"/>
    </style:style>
    <style:style style:name="T102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103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104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105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106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07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108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9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10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11" style:family="text">
      <style:text-properties style:font-name="Liberation Mono" fo:font-size="10pt" style:text-underline-style="none" officeooo:rsid="0058e810" style:font-size-asian="10pt" style:font-size-complex="10pt"/>
    </style:style>
    <style:style style:name="T112" style:family="text">
      <style:text-properties style:font-name="Liberation Mono" officeooo:rsid="00db98ae"/>
    </style:style>
    <style:style style:name="T113" style:family="text">
      <style:text-properties officeooo:rsid="0039e4c5"/>
    </style:style>
    <style:style style:name="T114" style:family="text">
      <style:text-properties officeooo:rsid="003f7c46"/>
    </style:style>
    <style:style style:name="T115" style:family="text">
      <style:text-properties officeooo:rsid="0041e00e"/>
    </style:style>
    <style:style style:name="T116" style:family="text">
      <style:text-properties officeooo:rsid="0042c2fc"/>
    </style:style>
    <style:style style:name="T117" style:family="text">
      <style:text-properties officeooo:rsid="0045f80a"/>
    </style:style>
    <style:style style:name="T118" style:family="text">
      <style:text-properties officeooo:rsid="0049f328"/>
    </style:style>
    <style:style style:name="T119" style:family="text">
      <style:text-properties officeooo:rsid="004c72e0"/>
    </style:style>
    <style:style style:name="T120" style:family="text">
      <style:text-properties officeooo:rsid="004db6b6"/>
    </style:style>
    <style:style style:name="T121" style:family="text">
      <style:text-properties officeooo:rsid="004ed958"/>
    </style:style>
    <style:style style:name="T122" style:family="text">
      <style:text-properties officeooo:rsid="004f55a1"/>
    </style:style>
    <style:style style:name="T123" style:family="text">
      <style:text-properties officeooo:rsid="004f9272"/>
    </style:style>
    <style:style style:name="T124" style:family="text">
      <style:text-properties officeooo:rsid="00511ff6"/>
    </style:style>
    <style:style style:name="T125" style:family="text">
      <style:text-properties officeooo:rsid="0052376c"/>
    </style:style>
    <style:style style:name="T126" style:family="text">
      <style:text-properties officeooo:rsid="00540245"/>
    </style:style>
    <style:style style:name="T127" style:family="text">
      <style:text-properties officeooo:rsid="005cb766"/>
    </style:style>
    <style:style style:name="T128" style:family="text">
      <style:text-properties fo:language="en" fo:country="US"/>
    </style:style>
    <style:style style:name="T129" style:family="text">
      <style:text-properties fo:language="en" fo:country="US" officeooo:rsid="0063befc"/>
    </style:style>
    <style:style style:name="T130" style:family="text">
      <style:text-properties officeooo:rsid="006200c1"/>
    </style:style>
    <style:style style:name="T131" style:family="text">
      <style:text-properties officeooo:rsid="006a70af"/>
    </style:style>
    <style:style style:name="T132" style:family="text">
      <style:text-properties officeooo:rsid="006daad7"/>
    </style:style>
    <style:style style:name="T133" style:family="text">
      <style:text-properties officeooo:rsid="0073d7d4"/>
    </style:style>
    <style:style style:name="T134" style:family="text">
      <style:text-properties officeooo:rsid="00744994"/>
    </style:style>
    <style:style style:name="T135" style:family="text">
      <style:text-properties officeooo:rsid="0075b5de"/>
    </style:style>
    <style:style style:name="T136" style:family="text">
      <style:text-properties officeooo:rsid="0078152f"/>
    </style:style>
    <style:style style:name="T137" style:family="text">
      <style:text-properties officeooo:rsid="00794889"/>
    </style:style>
    <style:style style:name="T138" style:family="text">
      <style:text-properties officeooo:rsid="007b4902"/>
    </style:style>
    <style:style style:name="T139" style:family="text">
      <style:text-properties officeooo:rsid="008187bd"/>
    </style:style>
    <style:style style:name="T140" style:family="text">
      <style:text-properties officeooo:rsid="00851a8d"/>
    </style:style>
    <style:style style:name="T141" style:family="text">
      <style:text-properties officeooo:rsid="00863ab6"/>
    </style:style>
    <style:style style:name="T142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43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44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5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7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51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54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55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56" style:family="text">
      <style:text-properties officeooo:rsid="00951e3b"/>
    </style:style>
    <style:style style:name="T157" style:family="text">
      <style:text-properties officeooo:rsid="0096e433"/>
    </style:style>
    <style:style style:name="T158" style:family="text">
      <style:text-properties officeooo:rsid="009a7057"/>
    </style:style>
    <style:style style:name="T159" style:family="text">
      <style:text-properties officeooo:rsid="009be38b"/>
    </style:style>
    <style:style style:name="T160" style:family="text">
      <style:text-properties officeooo:rsid="009dd54a"/>
    </style:style>
    <style:style style:name="T161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62" style:family="text">
      <style:text-properties officeooo:rsid="00a1c7c0"/>
    </style:style>
    <style:style style:name="T163" style:family="text">
      <style:text-properties officeooo:rsid="00a29a11"/>
    </style:style>
    <style:style style:name="T164" style:family="text">
      <style:text-properties officeooo:rsid="00aab882"/>
    </style:style>
    <style:style style:name="T165" style:family="text">
      <style:text-properties fo:color="#ff3333"/>
    </style:style>
    <style:style style:name="T166" style:family="text">
      <style:text-properties fo:color="#ff3333" officeooo:rsid="009543f0"/>
    </style:style>
    <style:style style:name="T167" style:family="text">
      <style:text-properties fo:color="#ff3333" officeooo:rsid="00adf596"/>
    </style:style>
    <style:style style:name="T168" style:family="text">
      <style:text-properties fo:color="#ff3333" fo:language="en" fo:country="US"/>
    </style:style>
    <style:style style:name="T169" style:family="text">
      <style:text-properties fo:color="#ff3333" fo:language="en" fo:country="US" officeooo:rsid="006dc36a"/>
    </style:style>
    <style:style style:name="T170" style:family="text">
      <style:text-properties fo:color="#ff3333" style:font-name="Liberation Mono" fo:font-size="10pt" fo:language="en" fo:country="US" style:text-underline-style="none" officeooo:rsid="005ac7db" style:font-size-asian="10pt" style:font-size-complex="10pt"/>
    </style:style>
    <style:style style:name="T171" style:family="text">
      <style:text-properties fo:color="#ff3333"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172" style:family="text">
      <style:text-properties fo:color="#ff3333" fo:font-size="12pt" fo:font-weight="normal" officeooo:rsid="00bdc3ab" style:font-size-asian="10.5pt" style:font-weight-asian="normal" style:font-size-complex="12pt" style:font-weight-complex="normal"/>
    </style:style>
    <style:style style:name="T173" style:family="text">
      <style:text-properties fo:color="#ff3333" fo:font-size="12pt" fo:font-weight="normal" officeooo:rsid="000ecd8e" style:font-size-asian="10.5pt" style:font-weight-asian="normal" style:font-size-complex="12pt" style:font-weight-complex="normal"/>
    </style:style>
    <style:style style:name="T174" style:family="text">
      <style:text-properties fo:color="#ff3333" fo:font-size="12pt" fo:font-weight="normal" officeooo:rsid="00cf6cea" style:font-size-asian="10.5pt" style:font-weight-asian="normal" style:font-size-complex="12pt" style:font-weight-complex="normal"/>
    </style:style>
    <style:style style:name="T175" style:family="text">
      <style:text-properties fo:color="#ff3333" officeooo:rsid="00bf5a0d"/>
    </style:style>
    <style:style style:name="T176" style:family="text">
      <style:text-properties fo:color="#ff3333" officeooo:rsid="00cf6cea"/>
    </style:style>
    <style:style style:name="T177" style:family="text">
      <style:text-properties fo:color="#ff3333" officeooo:rsid="00c1576e"/>
    </style:style>
    <style:style style:name="T178" style:family="text">
      <style:text-properties fo:color="#ff3333" officeooo:rsid="0039e4c5"/>
    </style:style>
    <style:style style:name="T179" style:family="text">
      <style:text-properties fo:color="#000000"/>
    </style:style>
    <style:style style:name="T180" style:family="text">
      <style:text-properties fo:color="#000000" style:font-name="courier" fo:font-size="9.75pt" fo:language="en" fo:country="US" fo:font-style="normal" fo:font-weight="normal"/>
    </style:style>
    <style:style style:name="T181" style:family="text">
      <style:text-properties fo:color="#000000" style:font-name="courier" fo:font-size="9.75pt" fo:font-style="normal"/>
    </style:style>
    <style:style style:name="T182" style:family="text">
      <style:text-properties style:font-name="courier" fo:font-size="9.75pt" fo:language="en" fo:country="US" fo:font-style="normal" fo:font-weight="normal"/>
    </style:style>
    <style:style style:name="T183" style:family="text">
      <style:text-properties style:font-name="courier" fo:font-size="9.75pt" fo:font-style="normal"/>
    </style:style>
    <style:style style:name="T184" style:family="text">
      <style:text-properties fo:color="#a00000"/>
    </style:style>
    <style:style style:name="T185" style:family="text">
      <style:text-properties fo:color="#a00000" style:font-name="courier" fo:font-size="9.75pt" fo:language="en" fo:country="US" fo:font-style="normal" fo:font-weight="normal"/>
    </style:style>
    <style:style style:name="T186" style:family="text">
      <style:text-properties fo:color="#004080"/>
    </style:style>
    <style:style style:name="T187" style:family="text">
      <style:text-properties fo:color="#004080" style:font-name="courier" fo:font-size="9.75pt" fo:language="en" fo:country="US" fo:font-style="normal" fo:font-weight="normal"/>
    </style:style>
    <style:style style:name="T188" style:family="text">
      <style:text-properties fo:color="#008000" style:font-name="courier" fo:font-size="9.75pt" fo:language="en" fo:country="US" fo:font-style="normal" fo:font-weight="normal"/>
    </style:style>
    <style:style style:name="T189" style:family="text">
      <style:text-properties officeooo:rsid="00adf596"/>
    </style:style>
    <style:style style:name="T190" style:family="text">
      <style:text-properties officeooo:rsid="00bf5a0d"/>
    </style:style>
    <style:style style:name="T191" style:family="text">
      <style:text-properties officeooo:rsid="00c1576e"/>
    </style:style>
    <style:style style:name="T192" style:family="text">
      <style:text-properties officeooo:rsid="00c554ec"/>
    </style:style>
    <style:style style:name="T193" style:family="text">
      <style:text-properties officeooo:rsid="00c888e5"/>
    </style:style>
    <style:style style:name="T194" style:family="text">
      <style:text-properties fo:color="#800000" fo:language="en" fo:country="US"/>
    </style:style>
    <style:style style:name="T195" style:family="text">
      <style:text-properties officeooo:rsid="00ca3bd3"/>
    </style:style>
    <style:style style:name="T196" style:family="text">
      <style:text-properties officeooo:rsid="00ce8738"/>
    </style:style>
    <style:style style:name="T197" style:family="text">
      <style:text-properties officeooo:rsid="00d1bc3b"/>
    </style:style>
    <style:style style:name="T198" style:family="text">
      <style:text-properties officeooo:rsid="00d69ecb"/>
    </style:style>
    <style:style style:name="T199" style:family="text">
      <style:text-properties officeooo:rsid="00d856b7"/>
    </style:style>
    <style:style style:name="T200" style:family="text">
      <style:text-properties officeooo:rsid="00db98ae"/>
    </style:style>
    <style:style style:name="T201" style:family="text">
      <style:text-properties style:font-name="Liberation Mono" officeooo:rsid="00db98ae"/>
    </style:style>
    <style:style style:name="T202" style:family="text">
      <style:text-properties style:font-name="Liberation Mono" fo:font-size="10pt" officeooo:rsid="00db98ae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ROS NOTES <text:tab/><text:tab/><text:tab/><text:tab/><text:tab/><text:tab/><text:tab/><text:tab/><text:span text:style-name="T54">version 2/12/2020</text:span></text:p>
      <text:p text:style-name="P35">Run existing nodes</text:p>
      <text:p text:style-name="P21">0. <text:span text:style-name="T198">Make sure the catkin setup has been sourced. </text:span></text:p>
      <text:p text:style-name="P21"><text:span text:style-name="T113"><text:tab/></text:span><text:span text:style-name="T97">$ <text:s/>echo <text:s/>$ROS_PACKAGE_PATH</text:span><text:span text:style-name="T113"> <text:s text:c="3"/><text:tab/></text:span><text:span text:style-name="T178">#should give something like</text:span></text:p>
      <text:p text:style-name="P21"><text:tab/><text:span text:style-name="T97">&gt;&gt; /home/tm/catkin_ws/src:/opt/ros/kinetic/share</text:span></text:p>
      <text:p text:style-name="P21"><text:tab/></text:p>
      <text:p text:style-name="P21"><text:tab/>**<text:span text:style-name="T198">if your catkin_ws is missing, source the catkin setup.</text:span> <text:span text:style-name="T198">This will need to be done in each terminal unless you’ve done it permanently. Highly recommend doing it permanently. </text:span></text:p>
      <text:p text:style-name="P21"><text:span text:style-name="T43"><text:tab/></text:span><text:span text:style-name="T42">Permanent catkin source</text:span></text:p>
      <text:p text:style-name="P44"><text:tab/>-open <text:s/>~/.bashrc <text:s/>in a text editor</text:p>
      <text:p text:style-name="P44"><text:tab/>-find <text:s text:c="4"/><text:span text:style-name="T100">source /opt/ros/[distro]/setup.bash</text:span></text:p>
      <text:p text:style-name="P220"><text:span text:style-name="T28"><text:tab/>-</text:span><text:span text:style-name="T46">under that </text:span><text:span text:style-name="T45">add </text:span><text:span text:style-name="T28"><text:s text:c="4"/></text:span><text:span text:style-name="T100">source ~/</text:span><text:span text:style-name="T94">your</text:span><text:span text:style-name="T101">P</text:span><text:span text:style-name="T94">ath</text:span><text:span text:style-name="T100">T</text:span><text:span text:style-name="T94">o/catkin_ws/</text:span><text:span text:style-name="T100">devel/setup.bash</text:span></text:p>
      <text:p text:style-name="P220"><text:span text:style-name="T100"><text:tab/>-</text:span><text:span text:style-name="T101">save</text:span></text:p>
      <text:p text:style-name="P48"/>
      <text:p text:style-name="P21"><text:span text:style-name="T98"><text:tab/></text:span><text:span text:style-name="T99">C</text:span><text:span text:style-name="T41">atkin source in each terminal</text:span></text:p>
      <text:p text:style-name="P20"><text:tab/>$ source <text:s/>~/catkin_ws/devel/setup.bash</text:p>
      <text:p text:style-name="P22"><text:tab/><text:tab/><text:tab/></text:p>
      <text:p text:style-name="P11">1. Start ROS</text:p>
      <text:p text:style-name="P8"><text:span text:style-name="T55"><text:tab/></text:span>$ roscore</text:p>
      <text:p text:style-name="P11">2. <text:span text:style-name="T70">Run node in new terminal</text:span></text:p>
      <text:p text:style-name="P11"><text:tab/><text:span text:style-name="T69">$ rosrun [package_name] <text:s/>[node_name]<text:tab/> <text:s/>or, list with $ rosrun [package_name] <text:s/>&lt;tab&gt;&lt;tab&gt;</text:span></text:p>
      <text:p text:style-name="P15"><text:tab/><text:tab/>– optional- can rename node like <text:s text:c="2"/></text:p>
      <text:p text:style-name="P15"><text:tab/><text:tab/>$ rosrun [package_name] [node_name] <text:s/>__name:=my_name</text:p>
      <text:p text:style-name="P15">3. <text:span text:style-name="T73">Run as many nodes as needed in new terminals</text:span></text:p>
      <text:p text:style-name="P16"/>
      <text:p text:style-name="P25">OR</text:p>
      <text:p text:style-name="P17">1. Start ROS</text:p>
      <text:p text:style-name="P17"><text:tab/>$ roscore</text:p>
      <text:p text:style-name="P17">2. roslaunch to do a defined setup</text:p>
      <text:p text:style-name="P17"><text:tab/>$ roslaunch [package] [filename.launch]</text:p>
      <text:p text:style-name="P129"><text:span text:style-name="T68"><text:tab/></text:span><text:span text:style-name="T37">-</text:span><text:span text:style-name="T38">to set up the launch file, see http://wiki.ros.org/ROS/Tutorials/UsingRqtconsoleRoslaunch</text:span></text:p>
      <text:p text:style-name="P38"/>
      <text:p text:style-name="P31">ROS filesystem and commands</text:p>
      <text:p text:style-name="P1"/>
      <text:p text:style-name="P3"><text:span text:style-name="T15">rospack </text:span>– gets <text:span text:style-name="T86">path </text:span>about packages.<text:span text:style-name="T15"> find </text:span>returns path to packages</text:p>
      <text:p text:style-name="P3"><text:tab/> $ rospack find roscpp</text:p>
      <text:p text:style-name="P130"><text:tab/>–<text:span text:style-name="T87">list nodes in package</text:span>-<text:span text:style-name="T2"> use autocomplete. <text:s/>$ rosrun <text:s/>package_name <text:s/>&lt;tab&gt;&lt;tab&gt;</text:span></text:p>
      <text:p text:style-name="P65"><text:span text:style-name="T15">roscd</text:span> – change directory directly to package or stack <text:span text:style-name="T58">(don’t need path)</text:span></text:p>
      <text:p text:style-name="P65"><text:tab/>$ roscd roscpp<text:tab/><text:tab/><text:span text:style-name="T58">or $ roscd roscpp/cmake</text:span></text:p>
      <text:p text:style-name="P65"><text:tab/><text:tab/>*roscd and other ros tools will only find ros packages within directories on the <text:tab/><text:tab/><text:tab/><text:tab/>ros_package_path</text:p>
      <text:p text:style-name="P65"><text:tab/><text:tab/>$ echo $ROS_PACKAGE_PATH <text:s text:c="3"/></text:p>
      <text:p text:style-name="P80"><text:span text:style-name="T15">rosls</text:span> – list information about package by name instead of by path</text:p>
      <text:p text:style-name="P80"><text:tab/>$ rosls roscpp_tutorials</text:p>
      <text:p text:style-name="P80"><text:tab/>&gt;&gt; cmake <text:s/>launch <text:s/>package.xml <text:s/>srv</text:p>
      <text:p text:style-name="P85">rosnode</text:p>
      <text:p text:style-name="P23"><text:tab/>list – <text:span text:style-name="T2">see what is running </text:span></text:p>
      <text:p text:style-name="P13"><text:soft-page-break/><text:tab/><text:tab/>$ rosnode list</text:p>
      <text:p text:style-name="P24"><text:span text:style-name="T2"><text:tab/><text:tab/>-</text:span>cleanup<text:span text:style-name="T2">-- </text:span><text:span text:style-name="T14">refreshes rosnode list</text:span><text:span text:style-name="T2"> </text:span><text:span text:style-name="T14">(</text:span><text:span text:style-name="T2">after something has been killed</text:span><text:span text:style-name="T14">)</text:span></text:p>
      <text:p text:style-name="P19"><text:tab/><text:tab/><text:tab/>$ rosnode cleanup</text:p>
      <text:p text:style-name="P13"><text:span text:style-name="T15"><text:tab/></text:span><text:span text:style-name="T16">i</text:span><text:span text:style-name="T15">nfo </text:span>– gives publications, subscriptions, services, etc of a node</text:p>
      <text:p text:style-name="P13"><text:tab/><text:tab/>$ rosnode info /[node]<text:tab/>ex. $ rosnode info /rosout</text:p>
      <text:p text:style-name="P13"><text:tab/><text:span text:style-name="T17">ping</text:span><text:span text:style-name="T73"> – check connection</text:span></text:p>
      <text:p text:style-name="P13"><text:tab/><text:tab/><text:span text:style-name="T73">$ rosnode ping [node_name]</text:span></text:p>
      <text:p text:style-name="P117"><text:span text:style-name="T15">rosrun</text:span> – runs node</text:p>
      <text:p text:style-name="P117"><text:tab/>$ rosrun <text:s/>turtlesim <text:s/>turtlesim_node <text:s/><text:span text:style-name="T72">(optional: <text:s/>__name:=loggerhead)</text:span></text:p>
      <text:p text:style-name="P118"><text:span text:style-name="T15">rqt_graph</text:span> – makes <text:span text:style-name="T78">bubble chart </text:span>graph of what is happening in the system. </text:p>
      <text:p text:style-name="P118"><text:tab/>$ rosrun rqt_graph <text:s/>rqt_graph</text:p>
      <text:p text:style-name="P119"><text:span text:style-name="T15">rqt_plot </text:span>– plot the data being published on a topic in real time. </text:p>
      <text:p text:style-name="P119"><text:tab/>$ rosrun rqt_plot <text:s/>rqt_plot </text:p>
      <text:p text:style-name="P121"><text:span text:style-name="T15">rosmsg</text:span> – get info about messages</text:p>
      <text:p text:style-name="P121"><text:tab/>$ rosmsg list <text:tab/>#see all messages</text:p>
      <text:p text:style-name="P121"><text:tab/>$ rosmsg package &lt;package-name&gt; <text:s text:c="4"/># see all msgs in a package</text:p>
      <text:p text:style-name="P121"><text:tab/>$ rosmsg packages <text:s/><text:tab/><text:tab/><text:tab/># list the packages with msgs</text:p>
      <text:p text:style-name="P121"><text:tab/></text:p>
      <text:p text:style-name="P120"><text:span text:style-name="T15">rostopic</text:span> – get info about topics. <text:s text:c="2"/></text:p>
      <text:p text:style-name="P157"><text:tab/>Example topics: <text:s text:c="2"/>/turtle1/cmd_vel, /turtle2/pose, /rosout. <text:s text:c="2"/>Also use autocomplete</text:p>
      <text:p text:style-name="P135"><text:tab/>$ rostopic -h <text:tab/><text:tab/><text:tab/>#explains the rostopic commands</text:p>
      <text:p text:style-name="P135"><text:tab/>$ rostopic echo <text:span text:style-name="T74">[topic] <text:s/><text:tab/></text:span> #print messages to the screen</text:p>
      <text:p text:style-name="P135"><text:tab/><text:span text:style-name="T74">$ rostopic list<text:tab/><text:tab/>#list of topics. <text:s/>End with <text:s text:c="2"/>-v <text:s/>to get verbose published and subscriptions</text:span></text:p>
      <text:p text:style-name="P135"><text:tab/><text:span text:style-name="T74">$ rostopic type [topic] <text:tab/># gives message type sent on a topic</text:span></text:p>
      <text:p text:style-name="P136"><text:tab/><text:tab/>-<text:span text:style-name="T74">then to see details of the msg type, do </text:span></text:p>
      <text:p text:style-name="P122"><text:span text:style-name="T74"><text:tab/><text:tab/></text:span>$ rostopic type <text:span text:style-name="T78">[topic] </text:span>| rosmsg show<text:span text:style-name="T74"> <text:s text:c="3"/># $ rosmsg show geometry_msgs/Twist</text:span></text:p>
      <text:p text:style-name="P137"><text:span text:style-name="T18"><text:tab/>Send </text:span><text:span text:style-name="T19">ROS message</text:span><text:span text:style-name="T18"> manually</text:span></text:p>
      <text:p text:style-name="P137"><text:span text:style-name="T18"><text:tab/></text:span><text:span text:style-name="T75">$ rostopic pub [topic] [msg_type] [args]<text:tab/></text:span></text:p>
      <text:p text:style-name="P136"><text:tab/><text:tab/><text:span text:style-name="T126"># $ rostopic pub -1 /turtle1/cmd_vel geometry_msgs/Twist – ‘[2.0, 0, 0]’ <text:s text:c="2"/>‘[0, 0, 1.8]’</text:span></text:p>
      <text:p text:style-name="P136"><text:tab/><text:tab/><text:span text:style-name="T76">#the -1 means it only sends one message. Use -r to repeat ex. [-r 1] means repeat at 1hz</text:span></text:p>
      <text:p text:style-name="P136"><text:tab/><text:span text:style-name="T77">$ rostopic hz [topic]<text:tab/><text:tab/>#show frequency a topic is being published to</text:span></text:p>
      <text:p text:style-name="P138"><text:span text:style-name="T15">rosservice</text:span> – attach to client/service framework. Can use <text:span text:style-name="T63">list, call, type, find, uri</text:span></text:p>
      <text:p text:style-name="P138"><text:span text:style-name="T63"><text:tab/></text:span><text:span text:style-name="T66"># </text:span><text:span text:style-name="T65">turtle </text:span><text:span text:style-name="T64">example services: /clear, <text:s/>/kill, <text:s/>/reset, <text:s/>/spawn</text:span></text:p>
      <text:p text:style-name="P138"><text:span text:style-name="T63"><text:tab/></text:span><text:span text:style-name="T79">$ rosservice type [service] <text:s text:c="2"/>#tells the type of the argument</text:span></text:p>
      <text:p text:style-name="P138"><text:span text:style-name="T79"><text:tab/><text:tab/>-$ rosservice type [service] | rossrv show <text:s/>#to see the </text:span><text:span text:style-name="T82">actual </text:span><text:span text:style-name="T79">arguments</text:span></text:p>
      <text:p text:style-name="P152"><text:tab/>$ rosservice call [service] <text:s/>[args] <text:s/></text:p>
      <text:p text:style-name="P138"><text:span text:style-name="T79"><text:tab/><text:tab/></text:span><text:span text:style-name="T80">ex. $ rosservice call <text:s/>/spawn <text:s/>8 6 .5 “” <text:s text:c="2"/>#parameters x, y, theta, name(optional)</text:span></text:p>
      <text:p text:style-name="P138"><text:span text:style-name="T80"><text:tab/><text:tab/></text:span><text:span text:style-name="T81">ex. $ rosservice call <text:s/>/clear <text:s text:c="2"/>#this reset the background color and the tracks on the turtle</text:span></text:p>
      <text:p text:style-name="P139"><text:soft-page-break/>ros<text:span text:style-name="T83">param – </text:span><text:span text:style-name="T4">lets us store and change data on ROS parameter server. Stores int, float, bool, dict, lists. </text:span></text:p>
      <text:p text:style-name="P139"><text:span text:style-name="T67"><text:tab/></text:span><text:span text:style-name="T4">$ rosparam -h<text:tab/><text:tab/>#show commands</text:span></text:p>
      <text:p text:style-name="P143"><text:tab/>$ rosparam [set or get] <text:s/>[param_name]<text:tab/># set parameter</text:p>
      <text:p text:style-name="P139"><text:span text:style-name="T4"><text:tab/></text:span><text:span text:style-name="T5"><text:tab/>$ rosparam get /<text:tab/>#gives all contents of parameter server </text:span></text:p>
      <text:p text:style-name="P144"><text:tab/>$ rosparam dump [file_name] <text:s/>[namespace]</text:p>
      <text:p text:style-name="P144"><text:tab/><text:tab/>ex. $ rosparam dump params.yaml</text:p>
      <text:p text:style-name="P144"><text:tab/>– can load yaml file into a new namespace, for example “copy”</text:p>
      <text:p text:style-name="P144"><text:tab/><text:tab/>$ rosparam load params.yaml <text:s/>copy</text:p>
      <text:p text:style-name="P144"><text:tab/><text:tab/>$ rosparam get <text:s/>/copy/background_b</text:p>
      <text:p text:style-name="P28"/>
      <text:p text:style-name="P141">ROS Basics <text:span text:style-name="T156">and Conventions</text:span></text:p>
      <text:p text:style-name="P141"><text:a xlink:type="simple" xlink:href="http://wiki.ros.org/ROS/Patterns/Communication" text:style-name="Internet_20_link" text:visited-style-name="Visited_20_Internet_20_Link"><text:span text:style-name="T161">http://wiki.ros.org/ROS/Patterns/Communication</text:span></text:a></text:p>
      <text:p text:style-name="P169">rospy and roscpp – <text:s/>client librar<text:span text:style-name="T71">ies</text:span>, allows <text:span text:style-name="T193">ROS </text:span>to communicate cross-language with python/cpp nodes</text:p>
      <text:p text:style-name="P164"><text:span text:style-name="T15">Pack</text:span><text:span text:style-name="T40">age </text:span><text:span text:style-name="T28">– so</text:span><text:span text:style-name="T34">ftware organization unit. Can hold libraries, executables, scripts… </text:span><text:span text:style-name="T35">Like a folder</text:span></text:p>
      <text:p text:style-name="P124"><text:span text:style-name="T36"><text:tab/>-</text:span><text:span text:style-name="T146">Package names sh</text:span><text:span text:style-name="T147">ould follow C naming conventions: </text:span><text:span text:style-name="T146">lower case, start with a letter, use <text:tab/>underscore separators, e.</text:span><text:span text:style-name="T150">g. </text:span><text:span text:style-name="T152">l</text:span><text:span text:style-name="Strong_20_Emphasis"><text:span text:style-name="T151">as</text:span></text:span><text:span text:style-name="Strong_20_Emphasis"><text:span text:style-name="T148">er_viewer</text:span></text:span></text:p>
      <text:p text:style-name="P124"><text:span text:style-name="Strong_20_Emphasis"><text:span text:style-name="T148"><text:tab/>- names should be specific enough to identify what the package does. </text:span></text:span><text:span text:style-name="Strong_20_Emphasis"><text:span text:style-name="T149">Ex.</text:span></text:span><text:span text:style-name="Strong_20_Emphasis"><text:span text:style-name="T148"> a motion planner <text:tab/>might be called wa</text:span></text:span><text:span text:style-name="Strong_20_Emphasis"><text:span text:style-name="T149">ypoint</text:span></text:span><text:span text:style-name="Strong_20_Emphasis"><text:span text:style-name="T148">_planner, </text:span></text:span><text:span text:style-name="Strong_20_Emphasis"><text:span text:style-name="T149">but not planner. </text:span></text:span></text:p>
      <text:p text:style-name="P145"><text:span text:style-name="T57">Node</text:span><text:span text:style-name="T56"> – executable that uses ROS to c</text:span>ommunicate with other nodes <text:span text:style-name="T192">through topics</text:span>. </text:p>
      <text:p text:style-name="P145"><text:tab/>-<text:span text:style-name="T192">can have multiple nodes in one package</text:span></text:p>
      <text:p text:style-name="P145"><text:tab/>- <text:span text:style-name="T141">a python script. A process that performs computation.</text:span> <text:span text:style-name="T141">An </text:span>executable in a ROS <text:span text:style-name="T140">package</text:span></text:p>
      <text:p text:style-name="P145"><text:tab/>- <text:span text:style-name="T157">have </text:span><text:span text:style-name="T25">‘type’</text:span><text:span text:style-name="T157"> and </text:span><text:span text:style-name="T25">‘name’</text:span><text:span text:style-name="T157">. Type is the name of the executable used to launch the node. Name is <text:tab/>what goes to other ROS nodes when it starts. Named when doing rospy.init_node(‘name’,…)</text:span></text:p>
      <text:p text:style-name="P86"><text:tab/>-<text:span text:style-name="T157">node type- keep the type name short. </text:span></text:p>
      <text:p text:style-name="P165"><text:tab/>Ex. package= laser_scan, node type= view, <text:s text:c="2"/>$ rosrun <text:s/>laser_scan <text:s/>view</text:p>
      <text:p text:style-name="P164"><text:tab/>- <text:span text:style-name="T158">node name- want default name of node to be same as executable that launches node. Rename it <text:tab/>at startup if needed, not in code</text:span></text:p>
      <text:p text:style-name="P146"><text:tab/>- <text:span text:style-name="T139">nodes </text:span>can <text:span text:style-name="T15">publish, subscribe,</text:span> provide/use <text:span text:style-name="T139">a </text:span><text:span text:style-name="T15">service</text:span>…</text:p>
      <text:p text:style-name="P145"><text:span text:style-name="T24">Topic</text:span>- <text:span text:style-name="T139">nodes publish/subscribe to topics to receive msgs</text:span></text:p>
      <text:p text:style-name="P145"><text:tab/>-<text:span text:style-name="T159">Should be used for continuous data stream (sensor data, robot state…)</text:span></text:p>
      <text:p text:style-name="P145"><text:tab/>-<text:span text:style-name="T159">many to many connection</text:span></text:p>
      <text:p text:style-name="P145"><text:tab/>-<text:span text:style-name="T159">callbacks receive data when it is available</text:span></text:p>
      <text:p text:style-name="P145"><text:tab/>-<text:span text:style-name="T159">data can be published/subscribed at any time, independent of senders/receivers</text:span></text:p>
      <text:p text:style-name="P145"><text:tab/>-<text:span text:style-name="T159">publisher decides when data is sent</text:span></text:p>
      <text:p text:style-name="P145"><text:soft-page-break/><text:tab/>- <text:span text:style-name="T156">should follow C naming. ex. <text:s/>laser_scan</text:span></text:p>
      <text:p text:style-name="P145"><text:tab/>- <text:span text:style-name="T157">name should be descriptive. Don’t call topic ‘state’, call it ‘planner_state’.</text:span></text:p>
      <text:p text:style-name="P145"><text:tab/>-<text:span text:style-name="T160">ex. Can have topic named ‘out’ on A(publisher), topic ‘in’ on B(subscriber), and as long as the <text:tab/>later-<text:tab/>defined topic name is the same and they are on same ROS master they can <text:tab/>communicate. <text:tab/>DON’T try to make topic names match inside nodeA and nodeB!</text:span></text:p>
      <text:p text:style-name="P145"/>
      <text:p text:style-name="P147"><text:span text:style-name="T15">Message</text:span> – ROS data type for subscribing/publishing to a topic</text:p>
      <text:p text:style-name="P147"><text:tab/>- <text:span text:style-name="T157">used to auto generate class names. Must name with camelCase <text:s/>ex <text:s/>laserScan.msg</text:span></text:p>
      <text:p text:style-name="P150"><text:span text:style-name="T15">Services </text:span>– used for remote calls that terminate quickly. For querying state of node or quick <text:tab/>calculations. </text:p>
      <text:p text:style-name="P150"><text:tab/>-not for longer running processes or anything that might be preempted</text:p>
      <text:p text:style-name="P150"><text:tab/>-blocking. For requesting specific data. Semantically for processing requests</text:p>
      <text:p text:style-name="P148"><text:span text:style-name="T15">RQT_graph </text:span>– nodes are circles, topics are lines</text:p>
      <text:p text:style-name="P149"><text:span text:style-name="T15">Action</text:span> – actions are built on top of msgs</text:p>
      <text:p text:style-name="P149"><text:tab/>- <text:span text:style-name="T159">should be used for anything that moves robot, or runs for a longer time with feedback during <text:tab/>execution</text:span></text:p>
      <text:p text:style-name="P149"><text:tab/>-<text:span text:style-name="T159">can be preempted, preemption should always be implemented cleanly by action servers</text:span></text:p>
      <text:p text:style-name="P149"><text:tab/>-<text:span text:style-name="T159">can execute toward multiple action goals on the same server (multiple clients)</text:span></text:p>
      <text:p text:style-name="P149"><text:tab/>- action clients request goals </text:p>
      <text:p text:style-name="P149"><text:tab/>- action servers execute towards goals with function calls and callbacks</text:p>
      <text:p text:style-name="P149"><text:tab/>-<text:span text:style-name="T15"> goal </text:span>-sent to actionServer by actionClient.</text:p>
      <text:p text:style-name="P149"><text:tab/>- <text:span text:style-name="T15">feedback</text:span> – sent to <text:span text:style-name="T159">actionClient</text:span> to give incremental progress towards goal</text:p>
      <text:p text:style-name="P149"><text:tab/>-<text:span text:style-name="T163">SimpleActionServer only has one active goal at a time (always the most recent)</text:span></text:p>
      <text:p text:style-name="P149"><text:tab/>- <text:span text:style-name="T15">result</text:span> – sent from actionServer to actionClient when goal is completed. Sent only once. Ex. <text:tab/>Moving to a location result= ‘finished’, but for a laser scan result= scanData</text:p>
      <text:p text:style-name="P151"><text:span text:style-name="T15">TF </text:span><text:span text:style-name="T26">or tf2</text:span> – in general, where you publish coordinate frames or spatial data. There are exceptions</text:p>
      <text:p text:style-name="P151"><text:tab/>-<text:span text:style-name="T162">holds relationships between frames over time. Lets you transform points, vectors, etc at any <text:tab/>point in time</text:span></text:p>
      <text:p text:style-name="P151"/>
      <text:p text:style-name="P34">Creating catkin workspace</text:p>
      <text:p text:style-name="P7">-<text:span text:style-name="T2">create and build catkin workspace</text:span></text:p>
      <text:p text:style-name="P172">$ mkdir -p ~/catkin_ws/src</text:p>
      <text:p text:style-name="P202"><text:bookmark text:name="ROS.2BAC8-Tutorials.2BAC8-catkin.2BAC8-CreateWorkspace.line-2-1"/>$ cd ~/catkin_ws/</text:p>
      <text:p text:style-name="P62"><text:bookmark text:name="ROS.2BAC8-Tutorials.2BAC8-catkin.2BAC8-CreateWorkspace.line-3-1"/>$ catkin_make</text:p>
      <text:p text:style-name="P62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28"><text:soft-page-break/><text:span text:style-name="T29">To make sure your workspace </text:span><text:span text:style-name="T47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76"><text:bookmark text:name="ROS.2BAC8-Tutorials.2BAC8-catkin.2BAC8-CreateWorkspace.line-26"/><text:bookmark text:name="ROS.2BAC8-Tutorials.2BAC8-catkin.2BAC8-CreateWorkspace.line-27"/><text:bookmark text:name="ROS.2BAC8-Tutorials.2BAC8-catkin.2BAC8-CreateWorkspace.line-28"/><text:bookmark text:name="ROS.2BAC8-Tutorials.2BAC8-catkin.2BAC8-CreateWorkspace.line-1-4"/>$ echo $ROS_PACKAGE_PATH</text:p>
      <text:p text:style-name="P60"><text:span text:style-name="T58">&gt;&gt; </text:span>/home/youruser/catkin_ws/src:/opt/ros/kinetic/share</text:p>
      <text:p text:style-name="P131">ex. <text:span text:style-name="T197">finished </text:span>catkin workspace <text:span text:style-name="T196">example (this is not what it looks like immediately after creation)</text:span></text:p>
      <text:p text:style-name="P126"><text:span text:style-name="T49"><text:tab/></text:span><text:span text:style-name="T90">workspace</text:span><text:span text:style-name="T93">1</text:span><text:span text:style-name="T90">/ <text:s/></text:span><text:span text:style-name="T60"><text:s text:c="3"/></text:span><text:span text:style-name="T48"><text:s text:c="2"/><text:tab/></text:span><text:span text:style-name="T174">#</text:span><text:span text:style-name="T172">catkin </text:span><text:span text:style-name="T173">workspace</text:span></text:p>
      <text:p text:style-name="P203"><text:bookmark text:name="ROS.2BAC8-Tutorials.2BAC8-catkin.2BAC8-CreatingPackage.line-2-2"/><text:s/><text:tab/> <text:s text:c="3"/>src/ <text:s text:c="14"/><text:span text:style-name="T176">#</text:span><text:span text:style-name="T165"> SOURCE SPACE</text:span></text:p>
      <text:p text:style-name="P203"><text:bookmark text:name="ROS.2BAC8-Tutorials.2BAC8-catkin.2BAC8-CreatingPackage.line-3-2"/><text:s text:c="3"/><text:tab/><text:tab/>CMakeLists.txt <text:s text:c="2"/><text:span text:style-name="T176">#</text:span><text:span text:style-name="T165"> 'Toplevel' CMake file, provided by catkin</text:span><text:bookmark text:name="ROS.2BAC8-Tutorials.2BAC8-catkin.2BAC8-CreatingPackage.line-4-1"/><text:span text:style-name="T165"> </text:span></text:p>
      <text:p text:style-name="P203"/>
      <text:p text:style-name="P203"><text:tab/><text:tab/>package_1/</text:p>
      <text:p text:style-name="P203"><text:bookmark text:name="ROS.2BAC8-Tutorials.2BAC8-catkin.2BAC8-CreatingPackage.line-5-1"/><text:tab/> <text:s text:c="7"/>CMakeLists.txt <text:s text:c="4"/><text:span text:style-name="T176">#</text:span><text:span text:style-name="T165">CMakeLists.txt file for package_1</text:span></text:p>
      <text:p text:style-name="P203"><text:bookmark text:name="ROS.2BAC8-Tutorials.2BAC8-catkin.2BAC8-CreatingPackage.line-6-1"/><text:s text:c="5"/><text:tab/><text:tab/> <text:s/>package.xml <text:s text:c="7"/><text:span text:style-name="T176">#</text:span><text:span text:style-name="T165"> Package manifest for package_1</text:span></text:p>
      <text:p text:style-name="P203"><text:tab/><text:tab/> <text:s/><text:span text:style-name="T190">scripts/<text:tab/><text:tab/> <text:s/></text:span><text:span text:style-name="T175"># only if there are python files</text:span></text:p>
      <text:p text:style-name="P203"><text:tab/><text:tab/><text:tab/><text:span text:style-name="T190">file1.py</text:span></text:p>
      <text:p text:style-name="P203"><text:tab/><text:tab/> <text:s/><text:span text:style-name="T190">src/<text:tab/><text:tab/></text:span><text:span text:style-name="T175"># only if there are cpp files</text:span></text:p>
      <text:p text:style-name="P203"><text:tab/><text:tab/><text:tab/><text:span text:style-name="T190">file2.cpp</text:span></text:p>
      <text:p text:style-name="P203"><text:tab/><text:tab/> <text:s/><text:span text:style-name="T190">msg/<text:tab/><text:tab/></text:span><text:span text:style-name="T175">#only if there are custom msgs</text:span></text:p>
      <text:p text:style-name="P203"><text:tab/><text:tab/><text:tab/><text:span text:style-name="T190">customMsg1.msg</text:span></text:p>
      <text:p text:style-name="P203"><text:tab/><text:tab/> <text:s/><text:span text:style-name="T190">include/<text:tab/><text:tab/></text:span><text:span text:style-name="T175"># header files for cpp</text:span></text:p>
      <text:p text:style-name="P203"><text:tab/><text:tab/><text:tab/><text:span text:style-name="T190">package_1/</text:span></text:p>
      <text:p text:style-name="P203"><text:tab/><text:tab/><text:tab/><text:tab/><text:span text:style-name="T190">file2.h <text:s text:c="2"/></text:span></text:p>
      <text:p text:style-name="P203"><text:tab/><text:tab/> <text:s/><text:span text:style-name="T190">action/ <text:tab/><text:tab/></text:span><text:span text:style-name="T175"># only if using action: a special msg file</text:span></text:p>
      <text:p text:style-name="P203"><text:tab/><text:tab/> <text:s/><text:tab/><text:span text:style-name="T190">action1.action<text:tab/></text:span></text:p>
      <text:p text:style-name="P203"><text:tab/><text:tab/> <text:s/><text:span text:style-name="T191">launch/ <text:tab/><text:tab/></text:span><text:span text:style-name="T177">#may be empty if not using launch files</text:span></text:p>
      <text:p text:style-name="P203"><text:tab/><text:tab/><text:tab/><text:span text:style-name="T191">package_1.launch</text:span></text:p>
      <text:p text:style-name="P203"><text:bookmark text:name="ROS.2BAC8-Tutorials.2BAC8-catkin.2BAC8-CreatingPackage.line-7-1"/><text:s text:c="3"/><text:tab/><text:tab/> ...</text:p>
      <text:p text:style-name="P203"><text:bookmark text:name="ROS.2BAC8-Tutorials.2BAC8-catkin.2BAC8-CreatingPackage.line-8-1"/><text:s text:c="4"/><text:tab/><text:tab/>package_n/</text:p>
      <text:p text:style-name="P203"><text:bookmark text:name="ROS.2BAC8-Tutorials.2BAC8-catkin.2BAC8-CreatingPackage.line-9-1"/><text:s text:c="4"/><text:tab/><text:tab/> <text:s/>CMakeLists.txt <text:s text:c="4"/><text:span text:style-name="T176">#</text:span><text:span text:style-name="T165"> CMakeLists.txt file for package_n</text:span></text:p>
      <text:p text:style-name="P61"><text:bookmark text:name="ROS.2BAC8-Tutorials.2BAC8-catkin.2BAC8-CreatingPackage.line-10-1"/><text:s text:c="6"/><text:tab/> <text:s/>package.xml <text:s text:c="7"/><text:span text:style-name="T176">#</text:span><text:span text:style-name="T165"> Package manifest for package_n</text:span></text:p>
      <text:p text:style-name="P33">Create a package</text:p>
      <text:p text:style-name="P125"><text:span text:style-name="T49"><text:tab/>Package </text:span><text:span text:style-name="T53">will</text:span><text:span text:style-name="T51"> </text:span><text:span text:style-name="T49">have 1. CmakeLists.txt <text:s/>2. package.xml </text:span><text:span text:style-name="T51">(</text:span><text:span text:style-name="T49">with </text:span><text:span text:style-name="T52">dependency and </text:span><text:span text:style-name="T49">meta info about the file</text:span><text:span text:style-name="T51">)</text:span><text:span text:style-name="T49"> <text:s/>3. be in its own folder (No nested packages). <text:s text:c="3"/>/</text:span><text:span text:style-name="T51">scripts, /src, etc are used as needed. </text:span></text:p>
      <text:p text:style-name="P132">1. change to source space directory of workspace</text:p>
      <text:p text:style-name="P201"><text:span text:style-name="T48"><text:tab/></text:span><text:span text:style-name="T60">$ cd ~/catkin_ws/src</text:span></text:p>
      <text:p text:style-name="P159"><text:span text:style-name="T50">2. </text:span><text:span text:style-name="T48">Now use the </text:span><text:span text:style-name="Teletype"><text:span text:style-name="T60">catkin_create_pkg</text:span></text:span><text:span text:style-name="T60"> </text:span><text:span text:style-name="T48">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59"><text:bookmark text:name="ROS.2BAC8-Tutorials.2BAC8-catkin.2BAC8-CreatingPackage.line-1-4"/><text:bookmark text:name="ROS.2BAC8-Tutorials.2BAC8-catkin.2BAC8-CreatingPackage.line-53"/><text:bookmark text:name="ROS.2BAC8-Tutorials.2BAC8-catkin.2BAC8-CreatingPackage.line-52"/><text:tab/>$ catkin_create_pkg <text:s/>beginner_tutorials <text:s/>std_msgs rospy roscpp</text:p>
      <text:p text:style-name="P160"><text:bookmark text:name="ROS.2BAC8-Tutorials.2BAC8-catkin.2BAC8-CreatingPackage.line-55"/><text:bookmark text:name="ROS.2BAC8-Tutorials.2BAC8-catkin.2BAC8-CreatingPackage.line-54"/>This will create a <text:span text:style-name="Teletype"><text:span text:style-name="T61">beginner_tutorials</text:span>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<text:span text:style-name="T61">catkin_create_pkg</text:span></text:span><text:span text:style-name="T61">.</text:span> </text:p>
      <text:p text:style-name="P159"><text:span text:style-name="T50">3. </text:span><text:span text:style-name="T48">Now you need to build the packages in the catkin workspace:</text:span></text:p>
      <text:p text:style-name="P26"><text:span text:style-name="T15">catkin_make</text:span> combines cmake and make from standard cmake workflow</text:p>
      <text:p text:style-name="P27">build- where cmake and make are called to configure packages. </text:p>
      <text:p text:style-name="P54"><text:bookmark text:name="ROS.2BAC8-Tutorials.2BAC8-catkin.2BAC8-CreatingPackage.line-70"/><text:bookmark text:name="ROS.2BAC8-Tutorials.2BAC8-catkin.2BAC8-CreatingPackage.line-69"/>devel-- devel space, where my executables and libraries go before installing packages</text:p>
      <text:p text:style-name="P200"><text:bookmark text:name="ROS.2BAC8-Tutorials.2BAC8-catkin.2BAC8-CreatingPackage.line-1-6"/><text:bookmark text:name="ROS.2BAC8-Tutorials.2BAC8-catkin.2BAC8-CreatingPackage.line-73"/><text:bookmark text:name="ROS.2BAC8-Tutorials.2BAC8-catkin.2BAC8-CreatingPackage.line-72"/><text:bookmark text:name="ROS.2BAC8-Tutorials.2BAC8-catkin.2BAC8-CreatingPackage.line-71"/>$ cd ~/catkin_ws</text:p>
      <text:p text:style-name="P59"><text:bookmark text:name="ROS.2BAC8-Tutorials.2BAC8-catkin.2BAC8-CreatingPackage.line-2-5"/><text:soft-page-break/>$ catkin_make<text:bookmark text:name="ROS.2BAC8-Tutorials.2BAC8-catkin.2BAC8-CreatingPackage.line-77"/><text:bookmark text:name="ROS.2BAC8-Tutorials.2BAC8-catkin.2BAC8-CreatingPackage.line-76"/></text:p>
      <text:p text:style-name="P160"><text:span text:style-name="T59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59"><text:bookmark text:name="ROS.2BAC8-Tutorials.2BAC8-catkin.2BAC8-CreatingPackage.line-1-7"/><text:bookmark text:name="ROS.2BAC8-Tutorials.2BAC8-catkin.2BAC8-CreatingPackage.line-81"/><text:bookmark text:name="ROS.2BAC8-Tutorials.2BAC8-catkin.2BAC8-CreatingPackage.line-80"/>$ . ~/catkin_ws/devel/setup.bash</text:p>
      <text:p text:style-name="P133"><text:tab/></text:p>
      <text:p text:style-name="P134">Package dependencies</text:p>
      <text:p text:style-name="P156">First order dependencies- ones we provide (std_msgs, rospy, roscpp above). Also stored in package.xml</text:p>
      <text:p text:style-name="P9"><text:span text:style-name="T3"><text:tab/></text:span>$ rospack depends1 beginner_tutorials </text:p>
      <text:list xml:id="list372306936898848134" text:style-name="L1">
        <text:list-header>
          <text:p text:style-name="P221"><text:bookmark text:name="ROS.2BAC8-Tutorials.2BAC8-catkin.2BAC8-CreatingPackage.line-1-9"/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span text:style-name="T62">&gt;&gt; <text:tab/></text:span>roscpp</text:p>
          <text:list>
            <text:list-header>
              <text:p text:style-name="P221"><text:bookmark text:name="ROS.2BAC8-Tutorials.2BAC8-catkin.2BAC8-CreatingPackage.line-2-6"/>rospy</text:p>
              <text:p text:style-name="P222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2"><text:tab/>ex. Will go through roscpp, rospy, and std_msgs to find everything they depend on too</text:p>
      <text:p text:style-name="P52"/>
      <text:p text:style-name="P140">Developing</text:p>
      <text:p text:style-name="P142"><text:span text:style-name="T15">Editing </text:span>- <text:s text:c="2"/>$ rosed <text:s/>[package_name] <text:s/>[file_name] <text:s/><text:tab/><text:tab/> #opens file in nano for editing</text:p>
      <text:p text:style-name="P84">debugging <text:span text:style-name="T84">with rqt_console</text:span></text:p>
      <text:p text:style-name="P163"><text:tab/>-<text:span text:style-name="T85">http://wiki.ros.org/ROS/Tutorials/UsingRqtconsoleRoslaunch</text:span></text:p>
      <text:p text:style-name="P67"><text:span text:style-name="T23">copy file </text:span><text:span text:style-name="T120">– $ roscp [package_name] <text:s/>[path_of_file] <text:s/>[destination_path]</text:span></text:p>
      <text:p text:style-name="P71"><text:tab/>ex. $ roscp <text:s/>rospy_tutorials <text:s/>AddTwoInts.srv <text:s/>srv/AddTwoInts.srv<text:line-break/></text:p>
      <text:p text:style-name="P71"/>
      <text:p text:style-name="P158">Creating msg and srv</text:p>
      <text:p text:style-name="P127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27"><text:span text:style-name="T7">*</text:span><text:span text:style-name="T13">see ‘ROS basics and conventions’ for naming help</text:span></text:p>
      <text:p text:style-name="P153"><text:span text:style-name="T20">msg </text:span><text:span text:style-name="T88">– text file that describes fields of ROS message. Used to generate source code for messages <text:tab/><text:tab/>in different languages. Stored in msg directory of package. </text:span></text:p>
      <text:p text:style-name="P95"><text:tab/>$ rosmsg show geometry_msgs/Twist<text:tab/><text:tab/>#do this to see an example</text:p>
      <text:p text:style-name="P154"><text:tab/><text:tab/>-can be int, float, string, time, array, or other msg files, header</text:p>
      <text:p text:style-name="P77"><text:tab/><text:tab/>ex. <text:tab/> Header header</text:p>
      <text:p text:style-name="P88"><text:s/><text:tab/><text:tab/><text:tab/> string child_frame_id</text:p>
      <text:p text:style-name="P87"><text:bookmark text:name="line-3-2"/><text:s/><text:tab/><text:tab/><text:tab/> geometry_msgs/PoseWithCovariance pose</text:p>
      <text:p text:style-name="P66"><text:span text:style-name="T22">C</text:span><text:span text:style-name="T21">reate new msg file </text:span><text:span text:style-name="T114">– ex. write “int64 num” to file Num.msg in folder msg</text:span></text:p>
      <text:p text:style-name="P66"><text:tab/></text:p>
      <text:p text:style-name="P68">0.<text:tab/>$ roscd [package]<text:tab/><text:tab/><text:tab/><text:span text:style-name="T119"># </text:span>$ <text:span text:style-name="T119">r</text:span>oscd beginner_tutorials</text:p>
      <text:p text:style-name="P123"><text:tab/><text:span text:style-name="T118">$ mkdir msg<text:tab/><text:tab/><text:tab/><text:tab/>#make a msg directory/folder</text:span><text:tab/> <text:span text:style-name="T121">(if it doesn’t exist)</text:span></text:p>
      <text:p text:style-name="P79"><text:span text:style-name="T114"><text:tab/>$ </text:span>echo "int64 num" &gt; msg/Num.msg</text:p>
      <text:p text:style-name="P161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61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62">1. write msg file (see step 0, above)</text:p>
      <text:p text:style-name="P155">2. <text:span text:style-name="T115">Check</text:span> package.xml <text:span text:style-name="T115">for: </text:span>(in build_depend and exec_depend)</text:p>
      <text:p text:style-name="P104"><text:soft-page-break/><text:tab/>&lt;build_depend&gt;message_generation&lt;/build_depend&gt;</text:p>
      <text:p text:style-name="P105"><text:bookmark text:name="line-2-7"/><text:s text:c="2"/><text:tab/>&lt;exec_depend&gt;message_runtime&lt;/exec_depend&gt;</text:p>
      <text:p text:style-name="P155">3. <text:span text:style-name="T115">Check CMakeLists.txt for:</text:span></text:p>
      <text:p text:style-name="P79"><text:span text:style-name="T8"><text:tab/></text:span><text:span text:style-name="T92">3.</text:span><text:span text:style-name="T91">1. </text:span><text:span text:style-name="T94">find_package(catkin REQUIRED COMPONENTS</text:span></text:p>
      <text:p text:style-name="P73"><text:tab/><text:tab/>...</text:p>
      <text:p text:style-name="P73"><text:tab/><text:tab/><text:span text:style-name="T115">message_generation</text:span></text:p>
      <text:p text:style-name="P74"><text:tab/><text:tab/>)</text:p>
      <text:p text:style-name="P94"><text:tab/>3.2. catkin_package(</text:p>
      <text:p text:style-name="P89"><text:bookmark text:name="line-2-9"/><text:tab/><text:tab/>...</text:p>
      <text:p text:style-name="P91"><text:bookmark text:name="line-3-8"/><text:s/><text:tab/> <text:tab/>CATKIN_DEPENDS message_runtime ...</text:p>
      <text:p text:style-name="P91"><text:bookmark text:name="line-4-7"/><text:s/><text:tab/> <text:tab/>)</text:p>
      <text:p text:style-name="P73"><text:span text:style-name="T115"><text:tab/>3.3. </text:span>add_message_files(</text:p>
      <text:p text:style-name="P74"><text:tab/><text:tab/>## adding .msg here manually lets Cmake know when it has to reconfigure</text:p>
      <text:p text:style-name="P91"><text:bookmark text:name="line-2-11"/><text:s text:c="2"/><text:tab/><text:tab/>FILES</text:p>
      <text:p text:style-name="P91"><text:bookmark text:name="line-3-10"/><text:s/><text:tab/> <text:tab/><text:span text:style-name="T115">msg_file1</text:span>.msg<text:tab/><text:tab/><text:tab/><text:span text:style-name="T116">#ex. Num.msg</text:span></text:p>
      <text:p text:style-name="P91"><text:tab/><text:tab/>...</text:p>
      <text:p text:style-name="P91"><text:bookmark text:name="line-4-9"/><text:tab/><text:tab/>)</text:p>
      <text:p text:style-name="P91"><text:tab/><text:span text:style-name="T122">3.4. </text:span>generate_messages(</text:p>
      <text:p text:style-name="P91"><text:bookmark text:name="line-2-13"/><text:tab/><text:tab/> <text:s/>DEPENDENCIES</text:p>
      <text:p text:style-name="P91"><text:bookmark text:name="line-3-12"/><text:tab/><text:tab/> <text:s/>std_msgs</text:p>
      <text:p text:style-name="P91"><text:tab/><text:tab/> <text:s/><text:span text:style-name="T124">#plus any other packages with .msg files you use</text:span></text:p>
      <text:p text:style-name="P91"><text:bookmark text:name="line-4-11"/><text:tab/><text:tab/>)</text:p>
      <text:p text:style-name="P97">4. Now <text:span text:style-name="T123">you’re </text:span>ready to generate source files from <text:span text:style-name="T117">the </text:span>msg definition. </text:p>
      <text:p text:style-name="P90"><text:tab/></text:p>
      <text:p text:style-name="P72"/>
      <text:p text:style-name="P153"><text:span text:style-name="T20">srv </text:span><text:span text:style-name="T88">– srv describes a service. Made of </text:span><text:span text:style-name="T20">request</text:span><text:span text:style-name="T88"> and </text:span><text:span text:style-name="T20">response. </text:span><text:span text:style-name="T89">Stored in srv directory of package</text:span></text:p>
      <text:p text:style-name="P171"><text:span text:style-name="T89"><text:tab/>ex. <text:tab/></text:span>int64 A<text:tab/><text:span text:style-name="T89">#request</text:span></text:p>
      <text:p text:style-name="Preformatted_20_Text"><text:bookmark text:name="line-2-3"/><text:tab/><text:tab/>int64 B<text:tab/><text:span text:style-name="T89">#request</text:span></text:p>
      <text:p text:style-name="Preformatted_20_Text"><text:bookmark text:name="line-3-3"/><text:tab/><text:tab/>---</text:p>
      <text:p text:style-name="P57"><text:bookmark text:name="line-4-3"/><text:tab/><text:tab/>int64 Sum<text:tab/><text:span text:style-name="T89">#response</text:span></text:p>
      <text:p text:style-name="P58"><text:tab/>$ rossrv show [srv_name]<text:tab/><text:tab/>#returns the format of the service</text:p>
      <text:p text:style-name="P100">Create new srv file--</text:p>
      <text:p text:style-name="P98">1. write or copy srv file (see above, “Create new msg file” for help)</text:p>
      <text:p text:style-name="P81">2. <text:s/>Exact same as <text:span text:style-name="T138">for msg</text:span></text:p>
      <text:p text:style-name="P81">3. Check CMakeLists.txt for:</text:p>
      <text:p text:style-name="P81"><text:tab/>3.1. Exact same as above </text:p>
      <text:p text:style-name="P82"><text:span text:style-name="T122"><text:tab/>3.2. </text:span><text:span text:style-name="T96">add_</text:span><text:span text:style-name="T95">service</text:span><text:span text:style-name="T96">_files(</text:span></text:p>
      <text:p text:style-name="P92"><text:bookmark text:name="line-2-111"/><text:s text:c="2"/><text:tab/><text:tab/>FILES</text:p>
      <text:p text:style-name="P92"><text:bookmark text:name="line-3-101"/><text:s/><text:tab/> <text:tab/><text:span text:style-name="T123">srv_file1</text:span>.<text:span text:style-name="T123">srv</text:span><text:tab/><text:tab/><text:tab/><text:span text:style-name="T116">#ex. AddTwoInts.srv</text:span></text:p>
      <text:p text:style-name="P92"><text:tab/><text:tab/>...</text:p>
      <text:p text:style-name="P75"><text:bookmark text:name="line-4-91"/><text:tab/><text:tab/>)</text:p>
      <text:p text:style-name="P76"><text:tab/>3.<text:span text:style-name="T124">3</text:span>. generate_messages(</text:p>
      <text:p text:style-name="P93"><text:bookmark text:name="line-2-131"/><text:tab/><text:tab/> <text:s/>DEPENDENCIES</text:p>
      <text:p text:style-name="P93"><text:bookmark text:name="line-3-121"/><text:tab/><text:tab/> <text:s/>std_msgs</text:p>
      <text:p text:style-name="P93"><text:tab/><text:tab/> <text:s/><text:span text:style-name="T124">#plus any other packages with .msg files you use</text:span></text:p>
      <text:p text:style-name="P76"><text:bookmark text:name="line-4-111"/><text:tab/><text:tab/>)</text:p>
      <text:p text:style-name="P83">4. Now you’re ready to generate source files from the srv definition</text:p>
      <text:p text:style-name="P96"/>
      <text:p text:style-name="P99">Generating Source Files</text:p>
      <text:p text:style-name="P99"><text:tab/><text:span text:style-name="T12">1. Remake the package</text:span></text:p>
      <text:p text:style-name="P106"><text:span text:style-name="T31"><text:tab/><text:tab/></text:span># In your catkin workspace</text:p>
      <text:p text:style-name="Preformatted_20_Text"><text:bookmark text:name="line-2-30"/><text:tab/><text:tab/>$ roscd <text:span text:style-name="T125">[package] <text:tab/># roscd beginner_tutorials</text:span></text:p>
      <text:p text:style-name="Preformatted_20_Text"><text:bookmark text:name="line-3-26"/><text:soft-page-break/><text:tab/><text:tab/>$ cd ../..</text:p>
      <text:p text:style-name="Preformatted_20_Text"><text:bookmark text:name="line-4-24"/><text:tab/><text:tab/>$ catkin_make install</text:p>
      <text:p text:style-name="P56"><text:bookmark text:name="line-5-11"/><text:tab/><text:tab/>$ cd -<text:tab/><text:tab/><text:span text:style-name="T125">#cd back to the last spot?</text:span></text:p>
      <text:p text:style-name="P99"/>
      <text:p text:style-name="P99"/>
      <text:p text:style-name="P101">Writing publisher and subscriber <text:span text:style-name="T133">nodes</text:span> (Python)</text:p>
      <text:p text:style-name="P166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67">Publisher</text:p>
      <text:p text:style-name="P173"><text:span text:style-name="T107">1</text:span><text:span text:style-name="T108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108">#!/usr/bin/env python<text:tab/><text:tab/><text:tab/><text:tab/><text:tab/><text:tab/><text:tab/><text:tab/></text:span><text:span text:style-name="T107">#**1**</text:span></text:p>
      <text:p text:style-name="P177">2</text:p>
      <text:p text:style-name="P206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102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102">import rospy<text:tab/><text:tab/><text:tab/><text:tab/><text:tab/><text:tab/><text:tab/><text:tab/><text:tab/></text:span><text:span text:style-name="T103">#**2**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102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102">from std_msgs.msg import String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102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206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102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102">def talker():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102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102"><text:s text:c="4"/>pub = rospy.Publisher('chatter', String, queue_size=10)<text:tab/></text:span><text:span text:style-name="T103">#**3**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102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102"><text:s text:c="4"/>rospy.init_node('talker', anonymous=True)<text:tab/><text:tab/><text:tab/><text:tab/></text:span><text:span text:style-name="T103">#**4**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102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102"><text:s text:c="4"/>rate = rospy.Rate(10) # 10hz<text:tab/><text:tab/><text:tab/><text:tab/><text:tab/><text:tab/></text:span><text:span text:style-name="T104">#**5**</text:span></text:p>
      <text:p text:style-name="P208"/>
      <text:p text:style-name="P210"><text:span text:style-name="T104">#</text:span><text:span text:style-name="T102">start loop, check flag to see if we should quit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11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102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102"><text:s text:c="4"/>while not rospy.is_shutdown():<text:tab/><text:tab/><text:tab/><text:tab/><text:tab/></text:span><text:span text:style-name="T105">#**6**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102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102"><text:s text:c="8"/>hello_str = "hello world %s" % rospy.get_time()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102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102"><text:s text:c="8"/>rospy.loginfo(hello_str)<text:tab/><text:tab/></text:span><text:span text:style-name="T170">#rospy.loginfo(message).</text:span><text:span text:style-name="T104"> </text:span></text:p>
      <text:p text:style-name="P211"><text:span text:style-name="T109"># loginfo </text:span><text:span text:style-name="T107">does print to screen, writes to node’s log file, writes to rosou</text:span><text:span text:style-name="T109">t</text:span></text:p>
      <text:p text:style-name="P211"><text:span text:style-name="T109"># </text:span><text:span text:style-name="T107">(rosout can be seen with rqt_console, good for debugging)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102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102"><text:s text:c="8"/>pub.publish(hello_str)<text:tab/><text:tab/></text:span><text:span text:style-name="T170"># pub.publish(message)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102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102"><text:s text:c="8"/>rate.sleep()<text:tab/> <text:s text:c="3"/></text:span><text:span text:style-name="T170">#can use rospy.sleep() to work with simulated time too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102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206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102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102">if __name__ == '__main__':<text:tab/><text:tab/><text:tab/><text:tab/></text:span><text:span text:style-name="T170">#standard Python __main__ check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102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102"><text:s text:c="4"/>try:</text:span></text:p>
      <text:p text:style-name="P206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102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102"><text:s text:c="8"/>talker()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102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102"><text:s text:c="4"/>except rospy.ROSInterruptException:<text:tab/></text:span></text:p>
      <text:p text:style-name="P212"># above avoids continuing to work when node is shutdown</text:p>
      <text:p text:style-name="P64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106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106"><text:s/></text:span><text:span text:style-name="T110"><text:s text:c="7"/>pass</text:span></text:p>
      <text:p text:style-name="P168">0. Make the node executable (<text:span text:style-name="T195">should not </text:span>have to redo after the script is <text:span text:style-name="T195">edited and</text:span> <text:span text:style-name="T130">resaved</text:span>)</text:p>
      <text:p text:style-name="P168"><text:tab/>$ chmod <text:s/>+x <text:s/>file_name.py</text:p>
      <text:p text:style-name="P69">1. add exactly this to the top of the python script. Every python node will have this. </text:p>
      <text:p text:style-name="P69"><text:tab/><text:span text:style-name="T94">#!/usr/bin/env python</text:span></text:p>
      <text:p text:style-name="P69">2. import rospy</text:p>
      <text:p text:style-name="P69"><text:tab/>--may want to import other things</text:p>
      <text:p text:style-name="P70">3. name publisher</text:p>
      <text:p text:style-name="P70"><text:tab/><text:span text:style-name="T94">pub = rospy.Publisher(‘topic_name’, msg_type, queue_size)</text:span></text:p>
      <text:p text:style-name="P170">4. tell rospy the name of our node. Names can’t have any “ / ” in them (must be base name)</text:p>
      <text:p text:style-name="P78"><text:tab/>rospy.init_node(‘choose_node_name’, anonymous=True)</text:p>
      <text:p text:style-name="P12"><text:span text:style-name="T27"><text:tab/></text:span><text:span text:style-name="T39">-anonymous makes sure the node has unique name by adding numbers to the end of it</text:span></text:p>
      <text:p text:style-name="P18">5. rate = rospy.Rate(10) <text:tab/>#loops at 10hz</text:p>
      <text:p text:style-name="P39">6. Start <text:span text:style-name="T127">loop</text:span></text:p>
      <text:p text:style-name="P39"><text:tab/><text:span text:style-name="T127">--see comments in code example</text:span></text:p>
      <text:p text:style-name="P40">7. include python __main__ check</text:p>
      <text:p text:style-name="P40"><text:tab/>--calls your function in it</text:p>
      <text:p text:style-name="P42"><text:soft-page-break/>8. Run catkin make</text:p>
      <text:p text:style-name="P42"><text:tab/>$ cd <text:s/>~/catkin_ws</text:p>
      <text:p text:style-name="P42"><text:tab/>$ catkin_make</text:p>
      <text:p text:style-name="P43">9. Before using applications, re-source the catkin setup.bash <text:span text:style-name="T199">(might not be necessary with the <text:tab/>permanent catkin source). </text:span></text:p>
      <text:p text:style-name="P43"><text:tab/>$source ./devel/setup.bash</text:p>
      <text:p text:style-name="P47"/>
      <text:p text:style-name="P46"/>
      <text:p text:style-name="P45">Subscriber- <text:span text:style-name="T164">tutorial example </text:span></text:p>
      <text:p text:style-name="P41"/>
      <text:p text:style-name="P178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205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8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8">import rospy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8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8">from std_msgs.msg import String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8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205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8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8">def callback(data):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8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8"><text:s text:c="4"/>rospy.loginfo(rospy.get_caller_id() + "I heard %s", data.data)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8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8"><text:s text:c="4"/>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8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8">def listener():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8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205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94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94"><text:s text:c="3"/></text:span><text:span text:style-name="T168"><text:s/># In ROS, nodes are uniquely named. If two nodes with the same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68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68"><text:s text:c="4"/># name are launched, the previous one is kicked off. The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68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68"><text:s text:c="4"/># anonymous=True flag means that rospy will choose a unique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68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68"><text:s text:c="4"/># name for our 'listener' node so that multiple listeners can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68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68"><text:s text:c="4"/># run simultaneously.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8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8"><text:s text:c="4"/>rospy.init_node('listener', anonymous=True)</text:span></text:p>
      <text:p text:style-name="P209"><text:span text:style-name="T128">#the subscriber is based on a callback </text:span><text:span text:style-name="T129">function</text:span><text:span text:style-name="T128"> (“call later”) to listen for messages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8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205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8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8"><text:s text:c="4"/>rospy.Subscriber("chatter", String, callback)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8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205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8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8"><text:s text:c="4"/></text:span><text:span text:style-name="T168"># spin() simply keeps python from exiting until this node is stopped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8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8"><text:s text:c="4"/>rospy.spin()</text:span></text:p>
      <text:p text:style-name="P205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8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205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8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8">if __name__ == '__main__':</text:span></text:p>
      <text:p text:style-name="P63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8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8"><text:s text:c="4"/>listener()</text:span></text:p>
      <text:p text:style-name="P192">Subscriber- Tyler Musgraves example</text:p>
      <text:p text:style-name="P179">#!/usr/bin/env python</text:p>
      <text:p text:style-name="P179">import rospy</text:p>
      <text:p text:style-name="P179">from std_msgs.msg import Int64</text:p>
      <text:p text:style-name="P179"/>
      <text:p text:style-name="P179">class altimeter:</text:p>
      <text:p text:style-name="P179"><text:tab/><text:span text:style-name="T165">#start publisher</text:span></text:p>
      <text:p text:style-name="P179"><text:s text:c="4"/>def pub_altitude(self):</text:p>
      <text:p text:style-name="P179"><text:s text:c="8"/>self.pub = rospy.Publisher('altitude_m', Int64, queue_size = 5)</text:p>
      <text:p text:style-name="P179"><text:s text:c="8"/>rospy.init_node('pub_altitude', anonymous=True)</text:p>
      <text:p text:style-name="P179"><text:s text:c="8"/>rate = rospy.Rate(10)</text:p>
      <text:p text:style-name="P179"><text:s text:c="8"/>return</text:p>
      <text:p text:style-name="P179"><text:s/><text:tab/><text:span text:style-name="T165">#callback that gets data from topic, works with it</text:span></text:p>
      <text:p text:style-name="P179"><text:s text:c="4"/>def callback_alt(self, msg_alt):</text:p>
      <text:p text:style-name="P179"><text:s text:c="8"/>alt_ft = msg_alt.data * 3</text:p>
      <text:p text:style-name="P179"><text:s text:c="8"/>rospy.loginfo('altitude in m: %i ---- altitude in ft: %i' %(msg_alt.data, <text:tab/><text:tab/><text:tab/><text:tab/><text:tab/>alt_ft))</text:p>
      <text:p text:style-name="P179"><text:s text:c="8"/>return</text:p>
      <text:p text:style-name="P179"><text:tab/><text:span text:style-name="T165">#start subscriber (using callback)</text:span></text:p>
      <text:p text:style-name="P179"><text:s text:c="4"/>def sub_altitude(self):</text:p>
      <text:p text:style-name="P179"><text:s text:c="8"/>sub = rospy.Subscriber('altitude_m', Int64, self.callback_alt)</text:p>
      <text:p text:style-name="P179"><text:soft-page-break/><text:s text:c="8"/>rospy.spin()<text:tab/><text:span text:style-name="T167">#callbacks get called in spin. If we want to control </text:span></text:p>
      <text:p text:style-name="P198"><text:tab/><text:tab/><text:tab/><text:tab/><text:span text:style-name="T189">#period, use spinOnce() and then rate.sleep() or similar</text:span></text:p>
      <text:p text:style-name="P179"><text:s text:c="8"/>return</text:p>
      <text:p text:style-name="P179"><text:s text:c="4"/></text:p>
      <text:p text:style-name="P179">if __name__=='__main__':</text:p>
      <text:p text:style-name="P179"><text:s text:c="4"/>try:</text:p>
      <text:p text:style-name="P179"><text:s text:c="8"/>plane1 = altimeter()<text:tab/><text:span text:style-name="T165">#create object (altimeter)</text:span></text:p>
      <text:p text:style-name="P179"><text:s text:c="8"/>plane1.pub_altitude()<text:span text:style-name="T165"><text:tab/>#start publisher</text:span></text:p>
      <text:p text:style-name="P179"><text:s text:c="4"/></text:p>
      <text:p text:style-name="P179"><text:s text:c="8"/>while not rospy.is_shutdown():</text:p>
      <text:p text:style-name="P179"><text:s text:c="12"/>plane1.sub_altitude()<text:tab/><text:span text:style-name="T165">#run subscriber </text:span><text:span text:style-name="T166">(and get data from callback)</text:span></text:p>
      <text:p text:style-name="P179"><text:s text:c="4"/>except rospy.ROSInterruptException:</text:p>
      <text:p text:style-name="P179"><text:s text:c="8"/>pass</text:p>
      <text:p text:style-name="P198">#send messages manually with rostopic pub [topic] [msg_type] [arg]</text:p>
      <text:p text:style-name="P198"/>
      <text:h text:style-name="P215" text:outline-level="1"><text:bookmark text:name="Writing_a_Simple_Service_and_Client_.28Python.29"/>Writing a Simple Service and Client (Python)</text:h>
      <text:p text:style-name="P180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80"/>
      <text:p text:style-name="P191">Service Node</text:p>
      <text:p text:style-name="P182">1. Write script <text:span text:style-name="T132">(see example in beginner_tutorials: <text:s/>add_two_ints_server.py)</text:span></text:p>
      <text:p text:style-name="P182"><text:tab/>a. declare node </text:p>
      <text:p text:style-name="P182"><text:tab/><text:tab/>ex. Rospy.init_node(‘add_two_ints_server’)</text:p>
      <text:p text:style-name="P182"><text:tab/>b. declare service <text:span text:style-name="T131">(see example)</text:span></text:p>
      <text:p text:style-name="P182"><text:tab/><text:tab/> <text:s text:c="5"/>S = rospy.Service( ‘service_name’, <text:s/>service_type, <text:s/>function)</text:p>
      <text:p text:style-name="P182"><text:tab/><text:tab/>ex. S = rospy.Service(‘add_two_ints’, AddTwoInts, handle_add_two_ints)</text:p>
      <text:p text:style-name="P182"><text:tab/><text:tab/><text:tab/></text:p>
      <text:p text:style-name="P182">2. make executable</text:p>
      <text:p text:style-name="P182"><text:tab/>$ chmod <text:s/>+x <text:s/>scripts/add_two_ints_server.py</text:p>
      <text:p text:style-name="P181"/>
      <text:p text:style-name="P191">Client Node</text:p>
      <text:p text:style-name="P183">1. Write script (see example in beginner_tutorials: <text:s/>add_two_ints_client.py)</text:p>
      <text:p text:style-name="P183"/>
      <text:p text:style-name="P174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171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205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8"> </text:span><text:bookmark text:name="rospy_tutorials.2BAC8-Tutorials.2BAC8-WritingServiceClient.CA-369fedb1315e4507f4b59d2e3b2a137ae63ab235_3"/><text:bookmark text:name="rospy_tutorials.2BAC8-Tutorials.2BAC8-WritingServiceClient.line-3-8"/><text:span text:style-name="T128">import sys</text:span></text:p>
      <text:p text:style-name="P205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8"> </text:span><text:bookmark text:name="rospy_tutorials.2BAC8-Tutorials.2BAC8-WritingServiceClient.CA-369fedb1315e4507f4b59d2e3b2a137ae63ab235_4"/><text:bookmark text:name="rospy_tutorials.2BAC8-Tutorials.2BAC8-WritingServiceClient.line-4-8"/><text:span text:style-name="T128">import rospy</text:span></text:p>
      <text:p text:style-name="P205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8"> </text:span><text:bookmark text:name="rospy_tutorials.2BAC8-Tutorials.2BAC8-WritingServiceClient.CA-369fedb1315e4507f4b59d2e3b2a137ae63ab235_5"/><text:bookmark text:name="rospy_tutorials.2BAC8-Tutorials.2BAC8-WritingServiceClient.line-5-8"/><text:span text:style-name="T128">from beginner_tutorials.srv import *</text:span></text:p>
      <text:p text:style-name="P205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8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205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8"> </text:span><text:bookmark text:name="rospy_tutorials.2BAC8-Tutorials.2BAC8-WritingServiceClient.CA-369fedb1315e4507f4b59d2e3b2a137ae63ab235_7"/><text:bookmark text:name="rospy_tutorials.2BAC8-Tutorials.2BAC8-WritingServiceClient.line-7-7"/><text:span text:style-name="T128">def add_two_ints_client(x, y):</text:span></text:p>
      <text:p text:style-name="P205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8"> </text:span><text:bookmark text:name="rospy_tutorials.2BAC8-Tutorials.2BAC8-WritingServiceClient.CA-369fedb1315e4507f4b59d2e3b2a137ae63ab235_8"/><text:bookmark text:name="rospy_tutorials.2BAC8-Tutorials.2BAC8-WritingServiceClient.line-8-7"/><text:span text:style-name="T128"><text:s text:c="4"/>rospy.wait_for_service('add_two_ints')<text:tab/> </text:span><text:span text:style-name="T169">#blocks the service until #add_two_ints is available</text:span></text:p>
      <text:p text:style-name="P205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8"> </text:span><text:bookmark text:name="rospy_tutorials.2BAC8-Tutorials.2BAC8-WritingServiceClient.CA-369fedb1315e4507f4b59d2e3b2a137ae63ab235_9"/><text:bookmark text:name="rospy_tutorials.2BAC8-Tutorials.2BAC8-WritingServiceClient.line-9-7"/><text:span text:style-name="T128"><text:s text:c="4"/>try:</text:span></text:p>
      <text:p text:style-name="P213">#create a handle for the service</text:p>
      <text:p text:style-name="P205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8"> </text:span><text:bookmark text:name="rospy_tutorials.2BAC8-Tutorials.2BAC8-WritingServiceClient.CA-369fedb1315e4507f4b59d2e3b2a137ae63ab235_10"/><text:bookmark text:name="rospy_tutorials.2BAC8-Tutorials.2BAC8-WritingServiceClient.line-10-7"/><text:span text:style-name="T128"><text:s text:c="8"/>add_two_ints = rospy.ServiceProxy('add_two_ints', AddTwoInts)</text:span></text:p>
      <text:p text:style-name="P213">#call the handle like a normal function</text:p>
      <text:p text:style-name="P205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8"> </text:span><text:bookmark text:name="rospy_tutorials.2BAC8-Tutorials.2BAC8-WritingServiceClient.CA-369fedb1315e4507f4b59d2e3b2a137ae63ab235_11"/><text:bookmark text:name="rospy_tutorials.2BAC8-Tutorials.2BAC8-WritingServiceClient.line-11-7"/><text:span text:style-name="T128"><text:s text:c="8"/>resp1 = add_two_ints(x, y)</text:span></text:p>
      <text:p text:style-name="P205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8"> </text:span><text:bookmark text:name="rospy_tutorials.2BAC8-Tutorials.2BAC8-WritingServiceClient.CA-369fedb1315e4507f4b59d2e3b2a137ae63ab235_12"/><text:bookmark text:name="rospy_tutorials.2BAC8-Tutorials.2BAC8-WritingServiceClient.line-12-7"/><text:span text:style-name="T128"><text:s text:c="8"/>return resp1.sum</text:span></text:p>
      <text:p text:style-name="P214">#since the type of the service is AddTwoInts, it generates the AddTwoIntsRequest (or we can pass in our own). The return is AddTwoIntsResponse object.</text:p>
      <text:p text:style-name="P205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8"> </text:span><text:bookmark text:name="rospy_tutorials.2BAC8-Tutorials.2BAC8-WritingServiceClient.CA-369fedb1315e4507f4b59d2e3b2a137ae63ab235_13"/><text:bookmark text:name="rospy_tutorials.2BAC8-Tutorials.2BAC8-WritingServiceClient.line-13-6"/><text:span text:style-name="T128"><text:s text:c="4"/>except rospy.ServiceException, e:</text:span></text:p>
      <text:p text:style-name="P205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8"> </text:span><text:bookmark text:name="rospy_tutorials.2BAC8-Tutorials.2BAC8-WritingServiceClient.CA-369fedb1315e4507f4b59d2e3b2a137ae63ab235_14"/><text:bookmark text:name="rospy_tutorials.2BAC8-Tutorials.2BAC8-WritingServiceClient.line-14-6"/><text:span text:style-name="T128"><text:s text:c="8"/>print "Service call failed: %s"%e</text:span></text:p>
      <text:p text:style-name="P205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8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205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8"> </text:span><text:bookmark text:name="rospy_tutorials.2BAC8-Tutorials.2BAC8-WritingServiceClient.CA-369fedb1315e4507f4b59d2e3b2a137ae63ab235_16"/><text:bookmark text:name="rospy_tutorials.2BAC8-Tutorials.2BAC8-WritingServiceClient.line-16-6"/><text:span text:style-name="T128">def usage():</text:span></text:p>
      <text:p text:style-name="P205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8"> </text:span><text:bookmark text:name="rospy_tutorials.2BAC8-Tutorials.2BAC8-WritingServiceClient.CA-369fedb1315e4507f4b59d2e3b2a137ae63ab235_17"/><text:bookmark text:name="rospy_tutorials.2BAC8-Tutorials.2BAC8-WritingServiceClient.line-17-6"/><text:span text:style-name="T128"><text:s text:c="4"/>return "%s [x y]"%sys.argv[0]</text:span></text:p>
      <text:p text:style-name="P205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8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205"><text:soft-page-break/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8"> </text:span><text:bookmark text:name="rospy_tutorials.2BAC8-Tutorials.2BAC8-WritingServiceClient.CA-369fedb1315e4507f4b59d2e3b2a137ae63ab235_19"/><text:bookmark text:name="rospy_tutorials.2BAC8-Tutorials.2BAC8-WritingServiceClient.line-19-4"/><text:span text:style-name="T128">if __name__ == "__main__":</text:span></text:p>
      <text:p text:style-name="P205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8"> </text:span><text:bookmark text:name="rospy_tutorials.2BAC8-Tutorials.2BAC8-WritingServiceClient.CA-369fedb1315e4507f4b59d2e3b2a137ae63ab235_20"/><text:bookmark text:name="rospy_tutorials.2BAC8-Tutorials.2BAC8-WritingServiceClient.line-20-4"/><text:span text:style-name="T128"><text:s text:c="4"/>if len(sys.argv) == 3:</text:span></text:p>
      <text:p text:style-name="P205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8"> </text:span><text:bookmark text:name="rospy_tutorials.2BAC8-Tutorials.2BAC8-WritingServiceClient.CA-369fedb1315e4507f4b59d2e3b2a137ae63ab235_21"/><text:bookmark text:name="rospy_tutorials.2BAC8-Tutorials.2BAC8-WritingServiceClient.line-21-2"/><text:span text:style-name="T128"><text:s text:c="8"/>x = int(sys.argv[1])</text:span></text:p>
      <text:p text:style-name="P205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8"> </text:span><text:bookmark text:name="rospy_tutorials.2BAC8-Tutorials.2BAC8-WritingServiceClient.CA-369fedb1315e4507f4b59d2e3b2a137ae63ab235_22"/><text:bookmark text:name="rospy_tutorials.2BAC8-Tutorials.2BAC8-WritingServiceClient.line-22-2"/><text:span text:style-name="T128"><text:s text:c="8"/>y = int(sys.argv[2])</text:span></text:p>
      <text:p text:style-name="P205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8"> </text:span><text:bookmark text:name="rospy_tutorials.2BAC8-Tutorials.2BAC8-WritingServiceClient.CA-369fedb1315e4507f4b59d2e3b2a137ae63ab235_23"/><text:bookmark text:name="rospy_tutorials.2BAC8-Tutorials.2BAC8-WritingServiceClient.line-23-2"/><text:span text:style-name="T128"><text:s text:c="4"/>else:</text:span></text:p>
      <text:p text:style-name="P205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8"> </text:span><text:bookmark text:name="rospy_tutorials.2BAC8-Tutorials.2BAC8-WritingServiceClient.CA-369fedb1315e4507f4b59d2e3b2a137ae63ab235_24"/><text:bookmark text:name="rospy_tutorials.2BAC8-Tutorials.2BAC8-WritingServiceClient.line-24-2"/><text:span text:style-name="T128"><text:s text:c="8"/>print usage()</text:span></text:p>
      <text:p text:style-name="P205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8"> </text:span><text:bookmark text:name="rospy_tutorials.2BAC8-Tutorials.2BAC8-WritingServiceClient.CA-369fedb1315e4507f4b59d2e3b2a137ae63ab235_25"/><text:bookmark text:name="rospy_tutorials.2BAC8-Tutorials.2BAC8-WritingServiceClient.line-25-2"/><text:span text:style-name="T128"><text:s text:c="8"/>sys.exit(1)</text:span></text:p>
      <text:p text:style-name="P205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8"> </text:span><text:bookmark text:name="rospy_tutorials.2BAC8-Tutorials.2BAC8-WritingServiceClient.CA-369fedb1315e4507f4b59d2e3b2a137ae63ab235_26"/><text:bookmark text:name="rospy_tutorials.2BAC8-Tutorials.2BAC8-WritingServiceClient.line-26-2"/><text:span text:style-name="T128"><text:s text:c="4"/>print "Requesting %s+%s"%(x, y)</text:span></text:p>
      <text:p text:style-name="P63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8"> </text:span><text:bookmark text:name="rospy_tutorials.2BAC8-Tutorials.2BAC8-WritingServiceClient.CA-369fedb1315e4507f4b59d2e3b2a137ae63ab235_27"/><text:bookmark text:name="rospy_tutorials.2BAC8-Tutorials.2BAC8-WritingServiceClient.line-27-2"/><text:span text:style-name="T128"><text:s text:c="4"/>print "%s + %s = %s"%(x, y, add_two_ints_client(x, y))</text:span></text:p>
      <text:p text:style-name="P183"/>
      <text:p text:style-name="P183"><text:tab/>a. Call the service</text:p>
      <text:p text:style-name="P183"><text:tab/><text:tab/>rospy.wait_for_service(‘service_name’)</text:p>
      <text:p text:style-name="P183"><text:tab/>b. make a handle for the service</text:p>
      <text:p text:style-name="P183"><text:tab/><text:tab/>add_two_ints = rospy.ServiceProxy(‘add_two_ints’, <text:s/>AddTwoInts)</text:p>
      <text:p text:style-name="P181"><text:tab/><text:span text:style-name="T132">c. Then use the handle like a normal function</text:span></text:p>
      <text:p text:style-name="P181"><text:tab/><text:tab/><text:span text:style-name="T132">resp1 = add_two_ints(x, y)</text:span></text:p>
      <text:p text:style-name="P181"><text:tab/><text:tab/><text:span text:style-name="T132">return resp1.sum</text:span></text:p>
      <text:p text:style-name="P181"/>
      <text:p text:style-name="P181"/>
      <text:p text:style-name="P197">Using a Simple Action Server (python)</text:p>
      <text:p text:style-name="P190">- see 7.2 <text:s/><text:a xlink:type="simple" xlink:href="http://wiki.ros.org/actionlib" text:style-name="Internet_20_link" text:visited-style-name="Visited_20_Internet_20_Link">http://wiki.ros.org/actionlib</text:a> </text:p>
      <text:p text:style-name="P175"><text:span text:style-name="T33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4">https://docs.ros.org/api/actionlib/html/classactionlib_1_1simple__action__server_1_1SimpleActionServer.html</text:span></text:a></text:p>
      <text:p text:style-name="P193"/>
      <text:p text:style-name="P194">-Example given that we have defined DoDishes.action in the ‘chores’ package:</text:p>
      <text:p text:style-name="P193"/>
      <text:p text:style-name="P199"><text:bookmark text:name="CA-9af8a5bbdb45032b7050bf14bb323d4e7d597398"/>#! /usr/bin/env python<text:bookmark text:name="line-2-10"/><text:bookmark text:name="CA-9af8a5bbdb45032b7050bf14bb323d4e7d597398_2"/></text:p>
      <text:p text:style-name="P112"><text:bookmark text:name="CA-9af8a5bbdb45032b7050bf14bb323d4e7d597398_3"/><text:bookmark text:name="line-3-81"/><text:span text:style-name="T184">import</text:span> <text:span text:style-name="T179">roslib</text:span></text:p>
      <text:p text:style-name="P112"><text:bookmark text:name="CA-9af8a5bbdb45032b7050bf14bb323d4e7d597398_4"/><text:bookmark text:name="line-4-6"/><text:span text:style-name="T179">roslib</text:span>.<text:span text:style-name="T179">load_manifest</text:span>(<text:span text:style-name="T186">'my_pkg_name'</text:span>)</text:p>
      <text:p text:style-name="P112"><text:bookmark text:name="CA-9af8a5bbdb45032b7050bf14bb323d4e7d597398_5"/><text:bookmark text:name="line-5-5"/><text:span text:style-name="T184">import</text:span> <text:span text:style-name="T179">rospy</text:span></text:p>
      <text:p text:style-name="P116"><text:bookmark text:name="CA-9af8a5bbdb45032b7050bf14bb323d4e7d597398_6"/><text:bookmark text:name="line-6-5"/><text:span text:style-name="T154">import</text:span><text:span text:style-name="T153"> </text:span><text:span text:style-name="T155">actionlib</text:span><text:bookmark text:name="line-7-5"/><text:bookmark text:name="CA-9af8a5bbdb45032b7050bf14bb323d4e7d597398_7"/></text:p>
      <text:p text:style-name="P112"><text:bookmark text:name="CA-9af8a5bbdb45032b7050bf14bb323d4e7d597398_8"/><text:bookmark text:name="line-8-5"/><text:span text:style-name="T184">from</text:span> <text:span text:style-name="T179">chores.msg</text:span> <text:span text:style-name="T184">import</text:span> <text:span text:style-name="T179">DoDishesAction</text:span></text:p>
      <text:p text:style-name="P116"><text:bookmark text:name="CA-9af8a5bbdb45032b7050bf14bb323d4e7d597398_9"/><text:bookmark text:name="line-9-4"/></text:p>
      <text:p text:style-name="P112"><text:bookmark text:name="CA-9af8a5bbdb45032b7050bf14bb323d4e7d597398_10"/><text:bookmark text:name="line-10-4"/><text:span text:style-name="T184">class</text:span> <text:span text:style-name="T179">DoDishesServer</text:span>:</text:p>
      <text:p text:style-name="P115"><text:bookmark text:name="CA-9af8a5bbdb45032b7050bf14bb323d4e7d597398_11"/><text:bookmark text:name="line-11-4"/><text:s text:c="2"/><text:span text:style-name="T185">def</text:span><text:span text:style-name="T182"> </text:span><text:span text:style-name="T180">__init__</text:span><text:span text:style-name="T182">(</text:span><text:span text:style-name="T185">self</text:span><text:span text:style-name="T182">):</text:span></text:p>
      <text:p text:style-name="P113">#this creates a DoDishes action server named ‘do_dishes’</text:p>
      <text:p text:style-name="P115"><text:bookmark text:name="CA-9af8a5bbdb45032b7050bf14bb323d4e7d597398_12"/><text:bookmark text:name="line-12-4"/><text:s text:c="4"/><text:span text:style-name="T185">self</text:span><text:span text:style-name="T182">.</text:span><text:span text:style-name="T180">server</text:span><text:span text:style-name="T182"> = </text:span><text:span text:style-name="T180">actionlib</text:span><text:span text:style-name="T182">.</text:span><text:span text:style-name="T180">SimpleActionServer</text:span><text:span text:style-name="T182">(</text:span><text:span text:style-name="T187">'do_dishes'</text:span><text:span text:style-name="T182">, </text:span><text:span text:style-name="T180">DoDishesAction</text:span><text:span text:style-name="T182">, </text:span><text:span text:style-name="T185">self</text:span><text:span text:style-name="T182">.</text:span><text:span text:style-name="T180">execute</text:span><text:span text:style-name="T182">, </text:span><text:span text:style-name="T185">False</text:span><text:span text:style-name="T182">)</text:span></text:p>
      <text:p text:style-name="P115"><text:bookmark text:name="CA-9af8a5bbdb45032b7050bf14bb323d4e7d597398_13"/><text:bookmark text:name="line-13-4"/><text:s text:c="4"/><text:span text:style-name="T185">self</text:span><text:span text:style-name="T182">.</text:span><text:span text:style-name="T180">server</text:span><text:span text:style-name="T182">.</text:span><text:span text:style-name="T180">start</text:span><text:span text:style-name="T182">()</text:span></text:p>
      <text:p text:style-name="P116"><text:bookmark text:name="CA-9af8a5bbdb45032b7050bf14bb323d4e7d597398_14"/><text:bookmark text:name="line-14-4"/></text:p>
      <text:p text:style-name="P115"><text:bookmark text:name="CA-9af8a5bbdb45032b7050bf14bb323d4e7d597398_15"/><text:bookmark text:name="line-15-4"/><text:s text:c="2"/><text:span text:style-name="T185">def</text:span><text:span text:style-name="T182"> </text:span><text:span text:style-name="T180">execute</text:span><text:span text:style-name="T182">(</text:span><text:span text:style-name="T185">self</text:span><text:span text:style-name="T182">, </text:span><text:span text:style-name="T180">goal</text:span><text:span text:style-name="T182">):</text:span></text:p>
      <text:p text:style-name="P115"><text:bookmark text:name="CA-9af8a5bbdb45032b7050bf14bb323d4e7d597398_16"/><text:bookmark text:name="line-16-4"/><text:s text:c="4"/><text:span text:style-name="T188"># Do lots of awesome groundbreaking robot stuff here</text:span></text:p>
      <text:p text:style-name="P115"><text:bookmark text:name="CA-9af8a5bbdb45032b7050bf14bb323d4e7d597398_17"/><text:bookmark text:name="line-17-4"/><text:s text:c="4"/><text:span text:style-name="T185">self</text:span><text:span text:style-name="T182">.</text:span><text:span text:style-name="T180">server</text:span><text:span text:style-name="T182">.</text:span><text:span text:style-name="T180">set_succeeded</text:span><text:span text:style-name="T182">()</text:span></text:p>
      <text:p text:style-name="P116"><text:bookmark text:name="CA-9af8a5bbdb45032b7050bf14bb323d4e7d597398_18"/><text:bookmark text:name="line-18-4"/></text:p>
      <text:p text:style-name="P116"><text:bookmark text:name="CA-9af8a5bbdb45032b7050bf14bb323d4e7d597398_19"/><text:bookmark text:name="line-19-3"/></text:p>
      <text:p text:style-name="P112"><text:bookmark text:name="CA-9af8a5bbdb45032b7050bf14bb323d4e7d597398_20"/><text:bookmark text:name="line-20-2"/><text:span text:style-name="T184">if</text:span> <text:span text:style-name="T179">__name__</text:span> == <text:span text:style-name="T186">'__main__'</text:span>:</text:p>
      <text:p text:style-name="P115"><text:bookmark text:name="CA-9af8a5bbdb45032b7050bf14bb323d4e7d597398_21"/><text:bookmark text:name="line-21-1"/><text:s text:c="2"/><text:span text:style-name="T180">rospy</text:span><text:span text:style-name="T182">.</text:span><text:span text:style-name="T180">init_node</text:span><text:span text:style-name="T182">(</text:span><text:span text:style-name="T187">'do_dishes_server'</text:span><text:span text:style-name="T182">)</text:span></text:p>
      <text:p text:style-name="P115"><text:bookmark text:name="CA-9af8a5bbdb45032b7050bf14bb323d4e7d597398_22"/><text:bookmark text:name="line-22-1"/><text:s text:c="2"/><text:span text:style-name="T180">server</text:span><text:span text:style-name="T182"> = </text:span><text:span text:style-name="T180">DoDishesServer</text:span><text:span text:style-name="T182">()</text:span></text:p>
      <text:p text:style-name="P111"><text:bookmark text:name="line-23-1"/><text:bookmark text:name="CA-9af8a5bbdb45032b7050bf14bb323d4e7d597398_23"/><text:s text:c="2"/><text:span text:style-name="T181">rospy</text:span><text:span text:style-name="T183">.</text:span><text:span text:style-name="T181">spin</text:span><text:span text:style-name="T183">()</text:span></text:p>
      <text:p text:style-name="P114"/>
      <text:p text:style-name="P181"/>
      <text:p text:style-name="P196"><text:soft-page-break/>Recording and playing back data <text:span text:style-name="T134">(bag file)</text:span></text:p>
      <text:p text:style-name="P184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81"><text:span text:style-name="T133">-R</text:span>ecord data from a running ROS system into a .bag file, then play back the data to produce similar behavior in a running system.</text:p>
      <text:p text:style-name="P181">- <text:span text:style-name="T136">commands that are timing-sensitive might not be replayed perfectly. It will get you close, but don’t expect too much</text:span></text:p>
      <text:p text:style-name="P181"/>
      <text:p text:style-name="P185">0. rosrun everything we want</text:p>
      <text:p text:style-name="P185">1. See all running topics<text:tab/></text:p>
      <text:p text:style-name="P185"><text:tab/>$ rostopic list -v</text:p>
      <text:p text:style-name="P185">2. Make temporary directory </text:p>
      <text:p text:style-name="P185"><text:tab/>$ mkdir <text:s/>~/bagfiles</text:p>
      <text:p text:style-name="P185"><text:tab/>$ cd <text:s/>~/bagfiles</text:p>
      <text:p text:style-name="P186">3. Record topics</text:p>
      <text:p text:style-name="P185"><text:tab/>$ rosbag <text:s/>record <text:s/>-a<text:tab/><text:tab/><text:tab/><text:tab/><text:tab/><text:tab/><text:tab/><text:span text:style-name="T135">#record all topics</text:span></text:p>
      <text:p text:style-name="P185"><text:tab/><text:span text:style-name="T135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87">4. Playback topics</text:p>
      <text:p text:style-name="P187"><text:tab/>$ rosbag <text:s/>play &lt;bagfile.bag&gt;<text:tab/><text:tab/>#playback at normal speed</text:p>
      <text:p text:style-name="P187"><text:tab/>$ rosbag play <text:s/>-r 2 <text:s/>&lt;bagfile.bag&gt;<text:tab/>#playback at double speed</text:p>
      <text:p text:style-name="P187"/>
      <text:p text:style-name="P187"/>
      <text:p text:style-name="P195">Simulators and etc (next steps)</text:p>
      <text:p text:style-name="P188"><text:tab/><text:a xlink:type="simple" xlink:href="http://wiki.ros.org/ROS/Tutorials/WhereNext" text:style-name="Internet_20_link" text:visited-style-name="Visited_20_Internet_20_Link"><text:span text:style-name="T137">http://wiki.ros.org/ROS/Tutorials/WhereNext</text:span></text:a></text:p>
      <text:p text:style-name="P189">TODO – add a section on actions</text:p>
      <text:p text:style-name="P204"/>
      <text:p text:style-name="P14"/>
      <text:p text:style-name="P30">Managing your environment</text:p>
      <text:p text:style-name="P2">-during installation you have to source one of several setup.*sh files</text:p>
      <text:p text:style-name="P2">-check environment variables like ROS_ROOT and ROS_PACKAGE_PATH with </text:p>
      <text:p text:style-name="P2"><text:tab/>$ printenv | grep ROS</text:p>
      <text:p text:style-name="P2"/>
      <text:p text:style-name="P6"><text:tab/></text:p>
      <text:p text:style-name="P102">CmakeLists.txt example</text:p>
      <text:p text:style-name="P108">For a package “beginner_tutorials” with:</text:p>
      <text:p text:style-name="P108"><text:tab/>- 1 service, 1 msg </text:p>
      <text:p text:style-name="P108"><text:tab/>-multiple python files in /scripts</text:p>
      <text:p text:style-name="P108"><text:tab/>-no c++ files</text:p>
      <text:p text:style-name="P109"/>
      <text:p text:style-name="P110">cmake_minimum_required(VERSION 2.8.3)</text:p>
      <text:p text:style-name="P110">project(beginner_tutorials)<text:tab/>#the package name</text:p>
      <text:p text:style-name="P110"/>
      <text:p text:style-name="P110">find_package(catkin REQUIRED COMPONENTS</text:p>
      <text:p text:style-name="P110"><text:tab/>roscpp</text:p>
      <text:p text:style-name="P110"><text:tab/>rospy</text:p>
      <text:p text:style-name="P110"><text:tab/>std_msgs</text:p>
      <text:p text:style-name="P110"><text:tab/>message_generation</text:p>
      <text:p text:style-name="P110">)</text:p>
      <text:p text:style-name="P110"/>
      <text:p text:style-name="P110">add_message_files(FILES</text:p>
      <text:p text:style-name="P110"><text:soft-page-break/><text:tab/>Num.msg</text:p>
      <text:p text:style-name="P110">)</text:p>
      <text:p text:style-name="P110">add_service_files(FILES</text:p>
      <text:p text:style-name="P110"><text:tab/>AddTwoInts.srv</text:p>
      <text:p text:style-name="P110">)</text:p>
      <text:p text:style-name="P110">generate_messages(DEPENDENCIES</text:p>
      <text:p text:style-name="P110"><text:tab/>std_msgs</text:p>
      <text:p text:style-name="P110">)</text:p>
      <text:p text:style-name="P110">catkin_package(</text:p>
      <text:p text:style-name="P110">CATKIN_DEPENDS roscpp rospy std_msgs message_runtime</text:p>
      <text:p text:style-name="P110">)</text:p>
      <text:p text:style-name="P110">include_directories(</text:p>
      <text:p text:style-name="P110">${catkin_INCLUDE_DIRS}</text:p>
      <text:p text:style-name="P110">)</text:p>
      <text:p text:style-name="P103"/>
      <text:p text:style-name="P107"/>
      <text:p text:style-name="P32">package.xml example</text:p>
      <text:p text:style-name="P50"><text:tab/>- for the same package as above</text:p>
      <text:p text:style-name="P51">&lt;package format=”2”&gt;</text:p>
      <text:p text:style-name="P51">&lt;name&gt;beginner_tutorials&lt;/name&gt;</text:p>
      <text:p text:style-name="P51">&lt;version&gt;0.0.1&lt;/version&gt;</text:p>
      <text:p text:style-name="P51">&lt;description&gt;Tyler’s tutorial description&lt;/description&gt;</text:p>
      <text:p text:style-name="P51">&lt;maintainer email=”<text:a xlink:type="simple" xlink:href="mailto:tm@todo.todo" text:style-name="Internet_20_link" text:visited-style-name="Visited_20_Internet_20_Link">tm@todo.todo</text:a>”&gt;tm&lt;/maintainer&gt;</text:p>
      <text:p text:style-name="P51">&lt;license&gt;BSD&lt;/license&gt;</text:p>
      <text:p text:style-name="P51"/>
      <text:p text:style-name="P51">&lt;buildtool_depend&gt;catkin&lt;/buildtool_depend&gt;</text:p>
      <text:p text:style-name="P51"/>
      <text:p text:style-name="P51">&lt;build_depend&gt;message_generation&lt;/build_depend&gt;</text:p>
      <text:p text:style-name="P51">&lt;exec_depend&gt;message_runtime&lt;/exec_depend&gt;</text:p>
      <text:p text:style-name="P51">&lt;build_depend&gt;roscpp&lt;/build_depend&gt;</text:p>
      <text:p text:style-name="P51">&lt;build_depend&gt;rospy&lt;/build_depend&gt;</text:p>
      <text:p text:style-name="P51">&lt;build_depend&gt;std_msgs&lt;/build_depend&gt;</text:p>
      <text:p text:style-name="P51">&lt;build_export_depend&gt;roscpp&lt;/build_export_depend&gt;</text:p>
      <text:p text:style-name="P51">&lt;build_export_depend&gt;rospy&lt;/build_export_depend&gt;</text:p>
      <text:p text:style-name="P51">&lt;build_export_depend&gt;std_msgs&lt;/build_export_depend&gt;</text:p>
      <text:p text:style-name="P51">&lt;exec_depend&gt;roscpp&lt;/exec_depend&gt;</text:p>
      <text:p text:style-name="P51">&lt;exec_depend&gt;rospy&lt;/exec_depend&gt;</text:p>
      <text:p text:style-name="P51">&lt;exec_depend&gt;std_msgs&lt;/exec_depend&gt;</text:p>
      <text:p text:style-name="P51"/>
      <text:p text:style-name="P51">&lt;export&gt;</text:p>
      <text:p text:style-name="P51">&lt;/export&gt;</text:p>
      <text:p text:style-name="P51">&lt;/package&gt;</text:p>
      <text:p text:style-name="P4"><text:tab/><text:tab/><text:tab/></text:p>
      <text:p text:style-name="P53"/>
      <text:p text:style-name="P29">Linux Notes</text:p>
      <text:p text:style-name="P37">apt-cache search ros-kinetic | <text:span text:style-name="T15">grep </text:span>python</text:p>
      <text:p text:style-name="P36"><text:tab/>-<text:span text:style-name="T1">grep searches the output for the words “python” and highlights it</text:span></text:p>
      <text:p text:style-name="P10"><text:span text:style-name="T15">pwd</text:span> – print working directory</text:p>
      <text:p text:style-name="P55"><text:span text:style-name="T15">cat </text:span>– show file<text:tab/><text:tab/>$ cat package.xml</text:p>
      <text:p text:style-name="P55"/>
      <text:p text:style-name="P216">Transfer file from one user to another</text:p>
      <text:p text:style-name="P218"><text:span text:style-name="Source_20_Text"><text:span text:style-name="T144">cp <text:s/>file_</text:span></text:span><text:span text:style-name="Source_20_Text"><text:span text:style-name="T145">name </text:span></text:span><text:span text:style-name="Source_20_Text"><text:span text:style-name="T144"><text:s/>/tmp/</text:span></text:span></text:p>
      <text:p text:style-name="P218"><text:span text:style-name="Source_20_Text"><text:span text:style-name="T142">chmod <text:s/>a+r <text:s/>/tmp/file_</text:span></text:span><text:span text:style-name="Source_20_Text"><text:span text:style-name="T143">name</text:span></text:span></text:p>
      <text:p text:style-name="P219"><text:soft-page-break/><text:span text:style-name="Source_20_Text"><text:span text:style-name="T142">sudo <text:s/>-u <text:s/></text:span></text:span><text:span text:style-name="Source_20_Text"><text:span text:style-name="T143">user_two </text:span></text:span><text:span text:style-name="Source_20_Text"><text:span text:style-name="T142"><text:s/>cp /tmp/file <text:s/>~</text:span></text:span><text:span text:style-name="Source_20_Text"><text:span text:style-name="T143">user_two</text:span></text:span></text:p>
      <text:p text:style-name="P219"><text:span text:style-name="Source_20_Text"><text:span text:style-name="T142">rm /tmp/file_</text:span></text:span><text:span text:style-name="Source_20_Text"><text:span text:style-name="T143">name</text:span></text:span></text:p>
      <text:p text:style-name="P2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12T15:15:32.053230312</dc:date>
    <meta:editing-duration>P29DT22H7M27S</meta:editing-duration>
    <meta:editing-cycles>131</meta:editing-cycles>
    <meta:generator>LibreOffice/5.1.6.2$Linux_AARCH64 LibreOffice_project/10m0$Build-2</meta:generator>
    <meta:document-statistic meta:table-count="0" meta:image-count="0" meta:object-count="0" meta:page-count="14" meta:paragraph-count="527" meta:word-count="3075" meta:character-count="22727" meta:non-whitespace-character-count="18807"/>
  </office:meta>
</office:document-meta>
</file>